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1.5618in"/>
    </style:style>
    <style:style style:name="co40" style:family="table-column">
      <style:table-column-properties fo:break-before="auto" style:column-width="1.3102in"/>
    </style:style>
    <style:style style:name="co41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3]*[.C18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3]/[.D24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2]/([.D23]^[.C17]/[.D25])/100" office:value-type="float" office:value="0.0509220046218569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*0.95;2)/(6-[.C30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6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8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39]^(LOG([.C20];10)/LOG([.C13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7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8]^(1/[.$C$50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1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4]^[.C17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0]-5" office:value-type="float" office:value="-100">
            <text:p>-100</text:p>
          </table:table-cell>
          <table:table-cell table:formula="oooc:=(100-[.A69])/100" office:value-type="float" office:value="2">
            <text:p>2</text:p>
          </table:table-cell>
          <table:table-cell table:formula="oooc:=1/[.B69]" office:value-type="float" office:value="0.5">
            <text:p>0.5</text:p>
          </table:table-cell>
          <table:table-cell/>
          <table:table-cell table:formula="oooc:=LOG([.C69];10)/LOG([.B$65];10)" office:value-type="float" office:value="-1.07866684054024">
            <text:p>-1.08</text:p>
          </table:table-cell>
          <table:table-cell table:formula="oooc:=[.B$64]^[.E69]" office:value-type="float" office:value="0.78410719705694">
            <text:p>0.78</text:p>
          </table:table-cell>
          <table:table-cell table:formula="oooc:=([.F69]-1)*100" office:value-type="float" office:value="-21.589280294306">
            <text:p>-21.59</text:p>
          </table:table-cell>
        </table:table-row>
        <table:table-row table:style-name="ro1">
          <table:table-cell table:formula="oooc:=[.A71]-5" office:value-type="float" office:value="-95">
            <text:p>-95</text:p>
          </table:table-cell>
          <table:table-cell table:formula="oooc:=(100-[.A70])/100" office:value-type="float" office:value="1.95">
            <text:p>1.95</text:p>
          </table:table-cell>
          <table:table-cell table:formula="oooc:=1/[.B70]" office:value-type="float" office:value="0.512820512820513">
            <text:p>0.51</text:p>
          </table:table-cell>
          <table:table-cell/>
          <table:table-cell table:formula="oooc:=LOG([.C70];10)/LOG([.B$65];10)" office:value-type="float" office:value="-1.03926758925026">
            <text:p>-1.04</text:p>
          </table:table-cell>
          <table:table-cell table:formula="oooc:=[.B$64]^[.E70]" office:value-type="float" office:value="0.791103798328787">
            <text:p>0.79</text:p>
          </table:table-cell>
          <table:table-cell table:formula="oooc:=([.F70]-1)*100" office:value-type="float" office:value="-20.8896201671213">
            <text:p>-20.89</text:p>
          </table:table-cell>
        </table:table-row>
        <table:table-row table:style-name="ro1">
          <table:table-cell table:formula="oooc:=[.A72]-5" office:value-type="float" office:value="-90">
            <text:p>-90</text:p>
          </table:table-cell>
          <table:table-cell table:formula="oooc:=(100-[.A71])/100" office:value-type="float" office:value="1.9">
            <text:p>1.9</text:p>
          </table:table-cell>
          <table:table-cell table:formula="oooc:=1/[.B71]" office:value-type="float" office:value="0.526315789473684">
            <text:p>0.53</text:p>
          </table:table-cell>
          <table:table-cell/>
          <table:table-cell table:formula="oooc:=LOG([.C71];10)/LOG([.B$65];10)" office:value-type="float" office:value="-0.998844867156136">
            <text:p>-1</text:p>
          </table:table-cell>
          <table:table-cell table:formula="oooc:=[.B$64]^[.E71]" office:value-type="float" office:value="0.798347039173927">
            <text:p>0.8</text:p>
          </table:table-cell>
          <table:table-cell table:formula="oooc:=([.F71]-1)*100" office:value-type="float" office:value="-20.1652960826073">
            <text:p>-20.17</text:p>
          </table:table-cell>
        </table:table-row>
        <table:table-row table:style-name="ro1">
          <table:table-cell table:formula="oooc:=[.A73]-5" office:value-type="float" office:value="-85">
            <text:p>-85</text:p>
          </table:table-cell>
          <table:table-cell table:formula="oooc:=(100-[.A72])/100" office:value-type="float" office:value="1.85">
            <text:p>1.85</text:p>
          </table:table-cell>
          <table:table-cell table:formula="oooc:=1/[.B72]" office:value-type="float" office:value="0.54054054054054">
            <text:p>0.54</text:p>
          </table:table-cell>
          <table:table-cell/>
          <table:table-cell table:formula="oooc:=LOG([.C72];10)/LOG([.B$65];10)" office:value-type="float" office:value="-0.957344079690445">
            <text:p>-0.96</text:p>
          </table:table-cell>
          <table:table-cell table:formula="oooc:=[.B$64]^[.E72]" office:value-type="float" office:value="0.805852456078458">
            <text:p>0.81</text:p>
          </table:table-cell>
          <table:table-cell table:formula="oooc:=([.F72]-1)*100" office:value-type="float" office:value="-19.4147543921542">
            <text:p>-19.41</text:p>
          </table:table-cell>
        </table:table-row>
        <table:table-row table:style-name="ro1">
          <table:table-cell table:formula="oooc:=[.A74]-5" office:value-type="float" office:value="-80">
            <text:p>-80</text:p>
          </table:table-cell>
          <table:table-cell table:formula="oooc:=(100-[.A73])/100" office:value-type="float" office:value="1.8">
            <text:p>1.8</text:p>
          </table:table-cell>
          <table:table-cell table:formula="oooc:=1/[.B73]" office:value-type="float" office:value="0.555555555555556">
            <text:p>0.56</text:p>
          </table:table-cell>
          <table:table-cell/>
          <table:table-cell table:formula="oooc:=LOG([.C73];10)/LOG([.B$65];10)" office:value-type="float" office:value="-0.914706143981521">
            <text:p>-0.91</text:p>
          </table:table-cell>
          <table:table-cell table:formula="oooc:=[.B$64]^[.E73]" office:value-type="float" office:value="0.813637018986734">
            <text:p>0.81</text:p>
          </table:table-cell>
          <table:table-cell table:formula="oooc:=([.F73]-1)*100" office:value-type="float" office:value="-18.6362981013266">
            <text:p>-18.64</text:p>
          </table:table-cell>
        </table:table-row>
        <table:table-row table:style-name="ro1">
          <table:table-cell table:formula="oooc:=[.A75]-5" office:value-type="float" office:value="-75">
            <text:p>-75</text:p>
          </table:table-cell>
          <table:table-cell table:formula="oooc:=(100-[.A74])/100" office:value-type="float" office:value="1.75">
            <text:p>1.75</text:p>
          </table:table-cell>
          <table:table-cell table:formula="oooc:=1/[.B74]" office:value-type="float" office:value="0.571428571428571">
            <text:p>0.57</text:p>
          </table:table-cell>
          <table:table-cell/>
          <table:table-cell table:formula="oooc:=LOG([.C74];10)/LOG([.B$65];10)" office:value-type="float" office:value="-0.870866982970484">
            <text:p>-0.87</text:p>
          </table:table-cell>
          <table:table-cell table:formula="oooc:=[.B$64]^[.E74]" office:value-type="float" office:value="0.821719307897073">
            <text:p>0.82</text:p>
          </table:table-cell>
          <table:table-cell table:formula="oooc:=([.F74]-1)*100" office:value-type="float" office:value="-17.8280692102927">
            <text:p>-17.83</text:p>
          </table:table-cell>
        </table:table-row>
        <table:table-row table:style-name="ro1">
          <table:table-cell table:formula="oooc:=[.A76]-5" office:value-type="float" office:value="-70">
            <text:p>-70</text:p>
          </table:table-cell>
          <table:table-cell table:formula="oooc:=(100-[.A75])/100" office:value-type="float" office:value="1.7">
            <text:p>1.7</text:p>
          </table:table-cell>
          <table:table-cell table:formula="oooc:=1/[.B75]" office:value-type="float" office:value="0.588235294117647">
            <text:p>0.59</text:p>
          </table:table-cell>
          <table:table-cell/>
          <table:table-cell table:formula="oooc:=LOG([.C75];10)/LOG([.B$65];10)" office:value-type="float" office:value="-0.825756946183123">
            <text:p>-0.83</text:p>
          </table:table-cell>
          <table:table-cell table:formula="oooc:=[.B$64]^[.E75]" office:value-type="float" office:value="0.830119716994536">
            <text:p>0.83</text:p>
          </table:table-cell>
          <table:table-cell table:formula="oooc:=([.F75]-1)*100" office:value-type="float" office:value="-16.9880283005464">
            <text:p>-16.99</text:p>
          </table:table-cell>
        </table:table-row>
        <table:table-row table:style-name="ro1">
          <table:table-cell table:formula="oooc:=[.A77]-5" office:value-type="float" office:value="-65">
            <text:p>-65</text:p>
          </table:table-cell>
          <table:table-cell table:formula="oooc:=(100-[.A76])/100" office:value-type="float" office:value="1.65">
            <text:p>1.65</text:p>
          </table:table-cell>
          <table:table-cell table:formula="oooc:=1/[.B76]" office:value-type="float" office:value="0.606060606060606">
            <text:p>0.61</text:p>
          </table:table-cell>
          <table:table-cell/>
          <table:table-cell table:formula="oooc:=LOG([.C76];10)/LOG([.B$65];10)" office:value-type="float" office:value="-0.779300144013896">
            <text:p>-0.78</text:p>
          </table:table-cell>
          <table:table-cell table:formula="oooc:=[.B$64]^[.E76]" office:value-type="float" office:value="0.838860691570422">
            <text:p>0.84</text:p>
          </table:table-cell>
          <table:table-cell table:formula="oooc:=([.F76]-1)*100" office:value-type="float" office:value="-16.1139308429578">
            <text:p>-16.11</text:p>
          </table:table-cell>
        </table:table-row>
        <table:table-row table:style-name="ro1">
          <table:table-cell table:formula="oooc:=[.A78]-5" office:value-type="float" office:value="-60">
            <text:p>-60</text:p>
          </table:table-cell>
          <table:table-cell table:formula="oooc:=(100-[.A77])/100" office:value-type="float" office:value="1.6">
            <text:p>1.6</text:p>
          </table:table-cell>
          <table:table-cell table:formula="oooc:=1/[.B77]" office:value-type="float" office:value="0.625">
            <text:p>0.63</text:p>
          </table:table-cell>
          <table:table-cell/>
          <table:table-cell table:formula="oooc:=LOG([.C77];10)/LOG([.B$65];10)" office:value-type="float" office:value="-0.731413679546947">
            <text:p>-0.73</text:p>
          </table:table-cell>
          <table:table-cell table:formula="oooc:=[.B$64]^[.E77]" office:value-type="float" office:value="0.8479670041724">
            <text:p>0.85</text:p>
          </table:table-cell>
          <table:table-cell table:formula="oooc:=([.F77]-1)*100" office:value-type="float" office:value="-15.20329958276">
            <text:p>-15.2</text:p>
          </table:table-cell>
        </table:table-row>
        <table:table-row table:style-name="ro1">
          <table:table-cell table:formula="oooc:=[.A79]-5" office:value-type="float" office:value="-55">
            <text:p>-55</text:p>
          </table:table-cell>
          <table:table-cell table:formula="oooc:=(100-[.A78])/100" office:value-type="float" office:value="1.55">
            <text:p>1.55</text:p>
          </table:table-cell>
          <table:table-cell table:formula="oooc:=1/[.B78]" office:value-type="float" office:value="0.645161290322581">
            <text:p>0.65</text:p>
          </table:table-cell>
          <table:table-cell/>
          <table:table-cell table:formula="oooc:=LOG([.C78];10)/LOG([.B$65];10)" office:value-type="float" office:value="-0.682006758386872">
            <text:p>-0.68</text:p>
          </table:table-cell>
          <table:table-cell table:formula="oooc:=[.B$64]^[.E78]" office:value-type="float" office:value="0.857466077941998">
            <text:p>0.86</text:p>
          </table:table-cell>
          <table:table-cell table:formula="oooc:=([.F78]-1)*100" office:value-type="float" office:value="-14.2533922058002">
            <text:p>-14.25</text:p>
          </table:table-cell>
        </table:table-row>
        <table:table-row table:style-name="ro1">
          <table:table-cell table:formula="oooc:=[.A80]-5" office:value-type="float" office:value="-50">
            <text:p>-50</text:p>
          </table:table-cell>
          <table:table-cell table:formula="oooc:=(100-[.A79])/100" office:value-type="float" office:value="1.5">
            <text:p>1.5</text:p>
          </table:table-cell>
          <table:table-cell table:formula="oooc:=1/[.B79]" office:value-type="float" office:value="0.666666666666667">
            <text:p>0.67</text:p>
          </table:table-cell>
          <table:table-cell/>
          <table:table-cell table:formula="oooc:=LOG([.C79];10)/LOG([.B$65];10)" office:value-type="float" office:value="-0.630979652487405">
            <text:p>-0.63</text:p>
          </table:table-cell>
          <table:table-cell table:formula="oooc:=[.B$64]^[.E79]" office:value-type="float" office:value="0.867388367025788">
            <text:p>0.87</text:p>
          </table:table-cell>
          <table:table-cell table:formula="oooc:=([.F79]-1)*100" office:value-type="float" office:value="-13.2611632974212">
            <text:p>-13.26</text:p>
          </table:table-cell>
        </table:table-row>
        <table:table-row table:style-name="ro1">
          <table:table-cell table:formula="oooc:=[.A81]-5" office:value-type="float" office:value="-45">
            <text:p>-45</text:p>
          </table:table-cell>
          <table:table-cell table:formula="oooc:=(100-[.A80])/100" office:value-type="float" office:value="1.45">
            <text:p>1.45</text:p>
          </table:table-cell>
          <table:table-cell table:formula="oooc:=1/[.B80]" office:value-type="float" office:value="0.689655172413793">
            <text:p>0.69</text:p>
          </table:table-cell>
          <table:table-cell/>
          <table:table-cell table:formula="oooc:=LOG([.C80];10)/LOG([.B$65];10)" office:value-type="float" office:value="-0.578222488264537">
            <text:p>-0.58</text:p>
          </table:table-cell>
          <table:table-cell table:formula="oooc:=[.B$64]^[.E80]" office:value-type="float" office:value="0.877767806426006">
            <text:p>0.88</text:p>
          </table:table-cell>
          <table:table-cell table:formula="oooc:=([.F80]-1)*100" office:value-type="float" office:value="-12.2232193573995">
            <text:p>-12.22</text:p>
          </table:table-cell>
        </table:table-row>
        <table:table-row table:style-name="ro1">
          <table:table-cell table:formula="oooc:=[.A82]-5" office:value-type="float" office:value="-40">
            <text:p>-40</text:p>
          </table:table-cell>
          <table:table-cell table:formula="oooc:=(100-[.A81])/100" office:value-type="float" office:value="1.4">
            <text:p>1.4</text:p>
          </table:table-cell>
          <table:table-cell table:formula="oooc:=1/[.B81]" office:value-type="float" office:value="0.714285714285714">
            <text:p>0.71</text:p>
          </table:table-cell>
          <table:table-cell/>
          <table:table-cell table:formula="oooc:=LOG([.C81];10)/LOG([.B$65];10)" office:value-type="float" office:value="-0.523613821977195">
            <text:p>-0.52</text:p>
          </table:table-cell>
          <table:table-cell table:formula="oooc:=[.B$64]^[.E81]" office:value-type="float" office:value="0.888642346867146">
            <text:p>0.89</text:p>
          </table:table-cell>
          <table:table-cell table:formula="oooc:=([.F81]-1)*100" office:value-type="float" office:value="-11.1357653132854">
            <text:p>-11.14</text:p>
          </table:table-cell>
        </table:table-row>
        <table:table-row table:style-name="ro1">
          <table:table-cell table:formula="oooc:=[.A83]-5" office:value-type="float" office:value="-35">
            <text:p>-35</text:p>
          </table:table-cell>
          <table:table-cell table:formula="oooc:=(100-[.A82])/100" office:value-type="float" office:value="1.35">
            <text:p>1.35</text:p>
          </table:table-cell>
          <table:table-cell table:formula="oooc:=1/[.B82]" office:value-type="float" office:value="0.740740740740741">
            <text:p>0.74</text:p>
          </table:table-cell>
          <table:table-cell/>
          <table:table-cell table:formula="oooc:=LOG([.C82];10)/LOG([.B$65];10)" office:value-type="float" office:value="-0.46701895592869">
            <text:p>-0.47</text:p>
          </table:table-cell>
          <table:table-cell table:formula="oooc:=[.B$64]^[.E82]" office:value-type="float" office:value="0.900054594447733">
            <text:p>0.9</text:p>
          </table:table-cell>
          <table:table-cell table:formula="oooc:=([.F82]-1)*100" office:value-type="float" office:value="-9.99454055522668">
            <text:p>-9.99</text:p>
          </table:table-cell>
        </table:table-row>
        <table:table-row table:style-name="ro1">
          <table:table-cell table:formula="oooc:=[.A84]-5" office:value-type="float" office:value="-30">
            <text:p>-30</text:p>
          </table:table-cell>
          <table:table-cell table:formula="oooc:=(100-[.A83])/100" office:value-type="float" office:value="1.3">
            <text:p>1.3</text:p>
          </table:table-cell>
          <table:table-cell table:formula="oooc:=1/[.B83]" office:value-type="float" office:value="0.769230769230769">
            <text:p>0.77</text:p>
          </table:table-cell>
          <table:table-cell/>
          <table:table-cell table:formula="oooc:=LOG([.C83];10)/LOG([.B$65];10)" office:value-type="float" office:value="-0.408287936762857">
            <text:p>-0.41</text:p>
          </table:table-cell>
          <table:table-cell table:formula="oooc:=[.B$64]^[.E83]" office:value-type="float" office:value="0.912052580369995">
            <text:p>0.91</text:p>
          </table:table-cell>
          <table:table-cell table:formula="oooc:=([.F83]-1)*100" office:value-type="float" office:value="-8.79474196300045">
            <text:p>-8.79</text:p>
          </table:table-cell>
        </table:table-row>
        <table:table-row table:style-name="ro1">
          <table:table-cell table:formula="oooc:=[.A85]-5" office:value-type="float" office:value="-25">
            <text:p>-25</text:p>
          </table:table-cell>
          <table:table-cell table:formula="oooc:=(100-[.A84])/100" office:value-type="float" office:value="1.25">
            <text:p>1.25</text:p>
          </table:table-cell>
          <table:table-cell table:formula="oooc:=1/[.B84]" office:value-type="float" office:value="0.8">
            <text:p>0.8</text:p>
          </table:table-cell>
          <table:table-cell/>
          <table:table-cell table:formula="oooc:=LOG([.C84];10)/LOG([.B$65];10)" office:value-type="float" office:value="-0.347253160993288">
            <text:p>-0.35</text:p>
          </table:table-cell>
          <table:table-cell table:formula="oooc:=[.B$64]^[.E84]" office:value-type="float" office:value="0.924690693386371">
            <text:p>0.92</text:p>
          </table:table-cell>
          <table:table-cell table:formula="oooc:=([.F84]-1)*100" office:value-type="float" office:value="-7.53093066136292">
            <text:p>-7.53</text:p>
          </table:table-cell>
        </table:table-row>
        <table:table-row table:style-name="ro1">
          <table:table-cell table:formula="oooc:=[.A86]-5" office:value-type="float" office:value="-20">
            <text:p>-20</text:p>
          </table:table-cell>
          <table:table-cell table:formula="oooc:=(100-[.A85])/100" office:value-type="float" office:value="1.2">
            <text:p>1.2</text:p>
          </table:table-cell>
          <table:table-cell table:formula="oooc:=1/[.B85]" office:value-type="float" office:value="0.833333333333333">
            <text:p>0.83</text:p>
          </table:table-cell>
          <table:table-cell/>
          <table:table-cell table:formula="oooc:=LOG([.C85];10)/LOG([.B$65];10)" office:value-type="float" office:value="-0.283726491494116">
            <text:p>-0.28</text:p>
          </table:table-cell>
          <table:table-cell table:formula="oooc:=[.B$64]^[.E85]" office:value-type="float" office:value="0.938030817471805">
            <text:p>0.94</text:p>
          </table:table-cell>
          <table:table-cell table:formula="oooc:=([.F85]-1)*100" office:value-type="float" office:value="-6.19691825281946">
            <text:p>-6.2</text:p>
          </table:table-cell>
        </table:table-row>
        <table:table-row table:style-name="ro1">
          <table:table-cell table:formula="oooc:=[.A87]-5" office:value-type="float" office:value="-15">
            <text:p>-15</text:p>
          </table:table-cell>
          <table:table-cell table:formula="oooc:=(100-[.A86])/100" office:value-type="float" office:value="1.15">
            <text:p>1.15</text:p>
          </table:table-cell>
          <table:table-cell table:formula="oooc:=1/[.B86]" office:value-type="float" office:value="0.869565217391304">
            <text:p>0.87</text:p>
          </table:table-cell>
          <table:table-cell/>
          <table:table-cell table:formula="oooc:=LOG([.C86];10)/LOG([.B$65];10)" office:value-type="float" office:value="-0.217495759973795">
            <text:p>-0.22</text:p>
          </table:table-cell>
          <table:table-cell table:formula="oooc:=[.B$64]^[.E86]" office:value-type="float" office:value="0.952143730637468">
            <text:p>0.95</text:p>
          </table:table-cell>
          <table:table-cell table:formula="oooc:=([.F86]-1)*100" office:value-type="float" office:value="-4.78562693625324">
            <text:p>-4.79</text:p>
          </table:table-cell>
        </table:table-row>
        <table:table-row table:style-name="ro1">
          <table:table-cell table:formula="oooc:=[.A88]-5" office:value-type="float" office:value="-10">
            <text:p>-10</text:p>
          </table:table-cell>
          <table:table-cell table:formula="oooc:=(100-[.A87])/100" office:value-type="float" office:value="1.1">
            <text:p>1.1</text:p>
          </table:table-cell>
          <table:table-cell table:formula="oooc:=1/[.B87]" office:value-type="float" office:value="0.909090909090909">
            <text:p>0.91</text:p>
          </table:table-cell>
          <table:table-cell/>
          <table:table-cell table:formula="oooc:=LOG([.C87];10)/LOG([.B$65];10)" office:value-type="float" office:value="-0.148320491526492">
            <text:p>-0.15</text:p>
          </table:table-cell>
          <table:table-cell table:formula="oooc:=[.B$64]^[.E87]" office:value-type="float" office:value="0.967110839227433">
            <text:p>0.97</text:p>
          </table:table-cell>
          <table:table-cell table:formula="oooc:=([.F87]-1)*100" office:value-type="float" office:value="-3.28891607725673">
            <text:p>-3.29</text:p>
          </table:table-cell>
        </table:table-row>
        <table:table-row table:style-name="ro1">
          <table:table-cell table:formula="oooc:=[.A89]-5" office:value-type="float" office:value="-5">
            <text:p>-5</text:p>
          </table:table-cell>
          <table:table-cell table:formula="oooc:=(100-[.A88])/100" office:value-type="float" office:value="1.05">
            <text:p>1.05</text:p>
          </table:table-cell>
          <table:table-cell table:formula="oooc:=1/[.B88]" office:value-type="float" office:value="0.952380952380952">
            <text:p>0.95</text:p>
          </table:table-cell>
          <table:table-cell/>
          <table:table-cell table:formula="oooc:=LOG([.C88];10)/LOG([.B$65];10)" office:value-type="float" office:value="-0.075926633924365">
            <text:p>-0.08</text:p>
          </table:table-cell>
          <table:table-cell table:formula="oooc:=[.B$64]^[.E88]" office:value-type="float" office:value="0.983026347688381">
            <text:p>0.98</text:p>
          </table:table-cell>
          <table:table-cell table:formula="oooc:=([.F88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89])/100" office:value-type="float" office:value="1">
            <text:p>1</text:p>
          </table:table-cell>
          <table:table-cell table:formula="oooc:=1/[.B89]" office:value-type="float" office:value="1">
            <text:p>1</text:p>
          </table:table-cell>
          <table:table-cell/>
          <table:table-cell table:formula="oooc:=LOG([.C89];10)/LOG([.B$65];10)" office:value-type="float" office:value="0">
            <text:p>0</text:p>
          </table:table-cell>
          <table:table-cell table:formula="oooc:=[.B$64]^[.E89]" office:value-type="float" office:value="1">
            <text:p>1</text:p>
          </table:table-cell>
          <table:table-cell table:formula="oooc:=([.F89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0])/100" office:value-type="float" office:value="0.95">
            <text:p>0.95</text:p>
          </table:table-cell>
          <table:table-cell table:formula="oooc:=1/[.B90]" office:value-type="float" office:value="1.05263157894737">
            <text:p>1.05</text:p>
          </table:table-cell>
          <table:table-cell/>
          <table:table-cell table:formula="oooc:=LOG([.C90];10)/LOG([.B$65];10)" office:value-type="float" office:value="0.0798219733840991">
            <text:p>0.08</text:p>
          </table:table-cell>
          <table:table-cell table:formula="oooc:=[.B$64]^[.E90]" office:value-type="float" office:value="1.01816058081144">
            <text:p>1.02</text:p>
          </table:table-cell>
          <table:table-cell table:formula="oooc:=([.F90]-1)*100" office:value-type="float" office:value="1.81605808114436">
            <text:p>1.82</text:p>
          </table:table-cell>
        </table:table-row>
        <table:table-row table:style-name="ro1">
          <table:table-cell table:formula="oooc:=[.A90]+5" office:value-type="float" office:value="10">
            <text:p>10</text:p>
          </table:table-cell>
          <table:table-cell table:formula="oooc:=(100-[.A91])/100" office:value-type="float" office:value="0.9">
            <text:p>0.9</text:p>
          </table:table-cell>
          <table:table-cell table:formula="oooc:=1/[.B91]" office:value-type="float" office:value="1.11111111111111">
            <text:p>1.11</text:p>
          </table:table-cell>
          <table:table-cell/>
          <table:table-cell table:formula="oooc:=LOG([.C91];10)/LOG([.B$65];10)" office:value-type="float" office:value="0.163960696558714">
            <text:p>0.16</text:p>
          </table:table-cell>
          <table:table-cell table:formula="oooc:=[.B$64]^[.E91]" office:value-type="float" office:value="1.03766043984883">
            <text:p>1.04</text:p>
          </table:table-cell>
          <table:table-cell table:formula="oooc:=([.F91]-1)*100" office:value-type="float" office:value="3.76604398488252">
            <text:p>3.77</text:p>
          </table:table-cell>
        </table:table-row>
        <table:table-row table:style-name="ro1">
          <table:table-cell table:formula="oooc:=[.A91]+5" office:value-type="float" office:value="15">
            <text:p>15</text:p>
          </table:table-cell>
          <table:table-cell table:formula="oooc:=(100-[.A92])/100" office:value-type="float" office:value="0.85">
            <text:p>0.85</text:p>
          </table:table-cell>
          <table:table-cell table:formula="oooc:=1/[.B92]" office:value-type="float" office:value="1.17647058823529">
            <text:p>1.18</text:p>
          </table:table-cell>
          <table:table-cell/>
          <table:table-cell table:formula="oooc:=LOG([.C92];10)/LOG([.B$65];10)" office:value-type="float" office:value="0.252909894357112">
            <text:p>0.25</text:p>
          </table:table-cell>
          <table:table-cell table:formula="oooc:=[.B$64]^[.E92]" office:value-type="float" office:value="1.05868141513086">
            <text:p>1.06</text:p>
          </table:table-cell>
          <table:table-cell table:formula="oooc:=([.F92]-1)*100" office:value-type="float" office:value="5.8681415130863">
            <text:p>5.87</text:p>
          </table:table-cell>
        </table:table-row>
        <table:table-row table:style-name="ro1">
          <table:table-cell table:formula="oooc:=[.A92]+5" office:value-type="float" office:value="20">
            <text:p>20</text:p>
          </table:table-cell>
          <table:table-cell table:formula="oooc:=(100-[.A93])/100" office:value-type="float" office:value="0.8">
            <text:p>0.8</text:p>
          </table:table-cell>
          <table:table-cell table:formula="oooc:=1/[.B93]" office:value-type="float" office:value="1.25">
            <text:p>1.25</text:p>
          </table:table-cell>
          <table:table-cell/>
          <table:table-cell table:formula="oooc:=LOG([.C93];10)/LOG([.B$65];10)" office:value-type="float" office:value="0.347253160993288">
            <text:p>0.35</text:p>
          </table:table-cell>
          <table:table-cell table:formula="oooc:=[.B$64]^[.E93]" office:value-type="float" office:value="1.08144269986955">
            <text:p>1.08</text:p>
          </table:table-cell>
          <table:table-cell table:formula="oooc:=([.F93]-1)*100" office:value-type="float" office:value="8.14426998695468">
            <text:p>8.14</text:p>
          </table:table-cell>
        </table:table-row>
        <table:table-row table:style-name="ro1">
          <table:table-cell table:formula="oooc:=[.A93]+5" office:value-type="float" office:value="25">
            <text:p>25</text:p>
          </table:table-cell>
          <table:table-cell table:formula="oooc:=(100-[.A94])/100" office:value-type="float" office:value="0.75">
            <text:p>0.75</text:p>
          </table:table-cell>
          <table:table-cell table:formula="oooc:=1/[.B94]" office:value-type="float" office:value="1.33333333333333">
            <text:p>1.33</text:p>
          </table:table-cell>
          <table:table-cell/>
          <table:table-cell table:formula="oooc:=LOG([.C94];10)/LOG([.B$65];10)" office:value-type="float" office:value="0.447687188052831">
            <text:p>0.45</text:p>
          </table:table-cell>
          <table:table-cell table:formula="oooc:=[.B$64]^[.E94]" office:value-type="float" office:value="1.1062114597104">
            <text:p>1.11</text:p>
          </table:table-cell>
          <table:table-cell table:formula="oooc:=([.F94]-1)*100" office:value-type="float" office:value="10.62114597104">
            <text:p>10.62</text:p>
          </table:table-cell>
        </table:table-row>
        <table:table-row table:style-name="ro1">
          <table:table-cell table:formula="oooc:=[.A94]+5" office:value-type="float" office:value="30">
            <text:p>30</text:p>
          </table:table-cell>
          <table:table-cell table:formula="oooc:=(100-[.A95])/100" office:value-type="float" office:value="0.7">
            <text:p>0.7</text:p>
          </table:table-cell>
          <table:table-cell table:formula="oooc:=1/[.B95]" office:value-type="float" office:value="1.42857142857143">
            <text:p>1.43</text:p>
          </table:table-cell>
          <table:table-cell/>
          <table:table-cell table:formula="oooc:=LOG([.C95];10)/LOG([.B$65];10)" office:value-type="float" office:value="0.55505301856304">
            <text:p>0.56</text:p>
          </table:table-cell>
          <table:table-cell table:formula="oooc:=[.B$64]^[.E95]" office:value-type="float" office:value="1.13331742165174">
            <text:p>1.13</text:p>
          </table:table-cell>
          <table:table-cell table:formula="oooc:=([.F95]-1)*100" office:value-type="float" office:value="13.3317421651742">
            <text:p>13.33</text:p>
          </table:table-cell>
        </table:table-row>
        <table:table-row table:style-name="ro1">
          <table:table-cell table:formula="oooc:=[.A95]+5" office:value-type="float" office:value="35">
            <text:p>35</text:p>
          </table:table-cell>
          <table:table-cell table:formula="oooc:=(100-[.A96])/100" office:value-type="float" office:value="0.65">
            <text:p>0.65</text:p>
          </table:table-cell>
          <table:table-cell table:formula="oooc:=1/[.B96]" office:value-type="float" office:value="1.53846153846154">
            <text:p>1.54</text:p>
          </table:table-cell>
          <table:table-cell/>
          <table:table-cell table:formula="oooc:=LOG([.C96];10)/LOG([.B$65];10)" office:value-type="float" office:value="0.670378903777378">
            <text:p>0.67</text:p>
          </table:table-cell>
          <table:table-cell table:formula="oooc:=[.B$64]^[.E96]" office:value-type="float" office:value="1.16317333113799">
            <text:p>1.16</text:p>
          </table:table-cell>
          <table:table-cell table:formula="oooc:=([.F96]-1)*100" office:value-type="float" office:value="16.3173331137992">
            <text:p>16.32</text:p>
          </table:table-cell>
        </table:table-row>
        <table:table-row table:style-name="ro1">
          <table:table-cell table:formula="oooc:=[.A96]+5" office:value-type="float" office:value="40">
            <text:p>40</text:p>
          </table:table-cell>
          <table:table-cell table:formula="oooc:=(100-[.A97])/100" office:value-type="float" office:value="0.6">
            <text:p>0.6</text:p>
          </table:table-cell>
          <table:table-cell table:formula="oooc:=1/[.B97]" office:value-type="float" office:value="1.66666666666667">
            <text:p>1.67</text:p>
          </table:table-cell>
          <table:table-cell/>
          <table:table-cell table:formula="oooc:=LOG([.C97];10)/LOG([.B$65];10)" office:value-type="float" office:value="0.794940349046119">
            <text:p>0.79</text:p>
          </table:table-cell>
          <table:table-cell table:formula="oooc:=[.B$64]^[.E97]" office:value-type="float" office:value="1.19630430761585">
            <text:p>1.2</text:p>
          </table:table-cell>
          <table:table-cell table:formula="oooc:=([.F97]-1)*100" office:value-type="float" office:value="19.6304307615847">
            <text:p>19.63</text:p>
          </table:table-cell>
        </table:table-row>
        <table:table-row table:style-name="ro1">
          <table:table-cell table:formula="oooc:=[.A97]+5" office:value-type="float" office:value="45">
            <text:p>45</text:p>
          </table:table-cell>
          <table:table-cell table:formula="oooc:=(100-[.A98])/100" office:value-type="float" office:value="0.55">
            <text:p>0.55</text:p>
          </table:table-cell>
          <table:table-cell table:formula="oooc:=1/[.B98]" office:value-type="float" office:value="1.81818181818182">
            <text:p>1.82</text:p>
          </table:table-cell>
          <table:table-cell/>
          <table:table-cell table:formula="oooc:=LOG([.C98];10)/LOG([.B$65];10)" office:value-type="float" office:value="0.930346349013744">
            <text:p>0.93</text:p>
          </table:table-cell>
          <table:table-cell table:formula="oooc:=[.B$64]^[.E98]" office:value-type="float" office:value="1.23339110118792">
            <text:p>1.23</text:p>
          </table:table-cell>
          <table:table-cell table:formula="oooc:=([.F98]-1)*100" office:value-type="float" office:value="23.3391101187919">
            <text:p>23.34</text:p>
          </table:table-cell>
        </table:table-row>
        <table:table-row table:style-name="ro1">
          <table:table-cell table:formula="oooc:=[.A98]+5" office:value-type="float" office:value="50">
            <text:p>50</text:p>
          </table:table-cell>
          <table:table-cell table:formula="oooc:=(100-[.A99])/100" office:value-type="float" office:value="0.5">
            <text:p>0.5</text:p>
          </table:table-cell>
          <table:table-cell table:formula="oooc:=1/[.B99]" office:value-type="float" office:value="2">
            <text:p>2</text:p>
          </table:table-cell>
          <table:table-cell/>
          <table:table-cell table:formula="oooc:=LOG([.C99];10)/LOG([.B$65];10)" office:value-type="float" office:value="1.07866684054024">
            <text:p>1.08</text:p>
          </table:table-cell>
          <table:table-cell table:formula="oooc:=[.B$64]^[.E99]" office:value-type="float" office:value="1.27533582621533">
            <text:p>1.28</text:p>
          </table:table-cell>
          <table:table-cell table:formula="oooc:=([.F99]-1)*100" office:value-type="float" office:value="27.5335826215331">
            <text:p>27.53</text:p>
          </table:table-cell>
        </table:table-row>
        <table:table-row table:style-name="ro1">
          <table:table-cell table:formula="oooc:=[.A99]+5" office:value-type="float" office:value="55">
            <text:p>55</text:p>
          </table:table-cell>
          <table:table-cell table:formula="oooc:=(100-[.A100])/100" office:value-type="float" office:value="0.45">
            <text:p>0.45</text:p>
          </table:table-cell>
          <table:table-cell table:formula="oooc:=1/[.B100]" office:value-type="float" office:value="2.22222222222222">
            <text:p>2.22</text:p>
          </table:table-cell>
          <table:table-cell/>
          <table:table-cell table:formula="oooc:=LOG([.C100];10)/LOG([.B$65];10)" office:value-type="float" office:value="1.24262753709895">
            <text:p>1.24</text:p>
          </table:table-cell>
          <table:table-cell table:formula="oooc:=[.B$64]^[.E100]" office:value-type="float" office:value="1.32336553438556">
            <text:p>1.32</text:p>
          </table:table-cell>
          <table:table-cell table:formula="oooc:=([.F100]-1)*100" office:value-type="float" office:value="32.3365534385565">
            <text:p>32.34</text:p>
          </table:table-cell>
        </table:table-row>
        <table:table-row table:style-name="ro1">
          <table:table-cell table:formula="oooc:=[.A100]+5" office:value-type="float" office:value="60">
            <text:p>60</text:p>
          </table:table-cell>
          <table:table-cell table:formula="oooc:=(100-[.A101])/100" office:value-type="float" office:value="0.4">
            <text:p>0.4</text:p>
          </table:table-cell>
          <table:table-cell table:formula="oooc:=1/[.B101]" office:value-type="float" office:value="2.5">
            <text:p>2.5</text:p>
          </table:table-cell>
          <table:table-cell/>
          <table:table-cell table:formula="oooc:=LOG([.C101];10)/LOG([.B$65];10)" office:value-type="float" office:value="1.42592000153352">
            <text:p>1.43</text:p>
          </table:table-cell>
          <table:table-cell table:formula="oooc:=[.B$64]^[.E101]" office:value-type="float" office:value="1.37920261914267">
            <text:p>1.38</text:p>
          </table:table-cell>
          <table:table-cell table:formula="oooc:=([.F101]-1)*100" office:value-type="float" office:value="37.9202619142666">
            <text:p>37.92</text:p>
          </table:table-cell>
        </table:table-row>
        <table:table-row table:style-name="ro1">
          <table:table-cell table:formula="oooc:=[.A101]+5" office:value-type="float" office:value="65">
            <text:p>65</text:p>
          </table:table-cell>
          <table:table-cell table:formula="oooc:=(100-[.A102])/100" office:value-type="float" office:value="0.35">
            <text:p>0.35</text:p>
          </table:table-cell>
          <table:table-cell table:formula="oooc:=1/[.B102]" office:value-type="float" office:value="2.85714285714286">
            <text:p>2.86</text:p>
          </table:table-cell>
          <table:table-cell/>
          <table:table-cell table:formula="oooc:=LOG([.C102];10)/LOG([.B$65];10)" office:value-type="float" office:value="1.63371985910328">
            <text:p>1.63</text:p>
          </table:table-cell>
          <table:table-cell table:formula="oooc:=[.B$64]^[.E102]" office:value-type="float" office:value="1.44536031030645">
            <text:p>1.45</text:p>
          </table:table-cell>
          <table:table-cell table:formula="oooc:=([.F102]-1)*100" office:value-type="float" office:value="44.5360310306453">
            <text:p>44.54</text:p>
          </table:table-cell>
        </table:table-row>
        <table:table-row table:style-name="ro1">
          <table:table-cell table:formula="oooc:=[.A102]+5" office:value-type="float" office:value="70">
            <text:p>70</text:p>
          </table:table-cell>
          <table:table-cell table:formula="oooc:=(100-[.A103])/100" office:value-type="float" office:value="0.3">
            <text:p>0.3</text:p>
          </table:table-cell>
          <table:table-cell table:formula="oooc:=1/[.B103]" office:value-type="float" office:value="3.33333333333333">
            <text:p>3.33</text:p>
          </table:table-cell>
          <table:table-cell/>
          <table:table-cell table:formula="oooc:=LOG([.C103];10)/LOG([.B$65];10)" office:value-type="float" office:value="1.87360718958635">
            <text:p>1.87</text:p>
          </table:table-cell>
          <table:table-cell table:formula="oooc:=[.B$64]^[.E103]" office:value-type="float" office:value="1.52568974255822">
            <text:p>1.53</text:p>
          </table:table-cell>
          <table:table-cell table:formula="oooc:=([.F103]-1)*100" office:value-type="float" office:value="52.5689742558215">
            <text:p>52.57</text:p>
          </table:table-cell>
        </table:table-row>
        <table:table-row table:style-name="ro1">
          <table:table-cell table:formula="oooc:=[.A103]+5" office:value-type="float" office:value="75">
            <text:p>75</text:p>
          </table:table-cell>
          <table:table-cell table:formula="oooc:=(100-[.A104])/100" office:value-type="float" office:value="0.25">
            <text:p>0.25</text:p>
          </table:table-cell>
          <table:table-cell table:formula="oooc:=1/[.B104]" office:value-type="float" office:value="4">
            <text:p>4</text:p>
          </table:table-cell>
          <table:table-cell/>
          <table:table-cell table:formula="oooc:=LOG([.C104];10)/LOG([.B$65];10)" office:value-type="float" office:value="2.15733368108047">
            <text:p>2.16</text:p>
          </table:table-cell>
          <table:table-cell table:formula="oooc:=[.B$64]^[.E104]" office:value-type="float" office:value="1.62648146962834">
            <text:p>1.63</text:p>
          </table:table-cell>
          <table:table-cell table:formula="oooc:=([.F104]-1)*100" office:value-type="float" office:value="62.648146962834">
            <text:p>62.65</text:p>
          </table:table-cell>
        </table:table-row>
        <table:table-row table:style-name="ro1">
          <table:table-cell table:formula="oooc:=[.A104]+5" office:value-type="float" office:value="80">
            <text:p>80</text:p>
          </table:table-cell>
          <table:table-cell table:formula="oooc:=(100-[.A105])/100" office:value-type="float" office:value="0.2">
            <text:p>0.2</text:p>
          </table:table-cell>
          <table:table-cell table:formula="oooc:=1/[.B105]" office:value-type="float" office:value="5">
            <text:p>5</text:p>
          </table:table-cell>
          <table:table-cell/>
          <table:table-cell table:formula="oooc:=LOG([.C105];10)/LOG([.B$65];10)" office:value-type="float" office:value="2.50458684207376">
            <text:p>2.5</text:p>
          </table:table-cell>
          <table:table-cell table:formula="oooc:=[.B$64]^[.E105]" office:value-type="float" office:value="1.75894651180266">
            <text:p>1.76</text:p>
          </table:table-cell>
          <table:table-cell table:formula="oooc:=([.F105]-1)*100" office:value-type="float" office:value="75.894651180266">
            <text:p>75.89</text:p>
          </table:table-cell>
        </table:table-row>
        <table:table-row table:style-name="ro1">
          <table:table-cell table:formula="oooc:=[.A105]+5" office:value-type="float" office:value="85">
            <text:p>85</text:p>
          </table:table-cell>
          <table:table-cell table:formula="oooc:=(100-[.A106])/100" office:value-type="float" office:value="0.15">
            <text:p>0.15</text:p>
          </table:table-cell>
          <table:table-cell table:formula="oooc:=1/[.B106]" office:value-type="float" office:value="6.66666666666667">
            <text:p>6.67</text:p>
          </table:table-cell>
          <table:table-cell/>
          <table:table-cell table:formula="oooc:=LOG([.C106];10)/LOG([.B$65];10)" office:value-type="float" office:value="2.95227403012659">
            <text:p>2.95</text:p>
          </table:table-cell>
          <table:table-cell table:formula="oooc:=[.B$64]^[.E106]" office:value-type="float" office:value="1.94576678837374">
            <text:p>1.95</text:p>
          </table:table-cell>
          <table:table-cell table:formula="oooc:=([.F106]-1)*100" office:value-type="float" office:value="94.5766788373736">
            <text:p>94.58</text:p>
          </table:table-cell>
        </table:table-row>
        <table:table-row table:style-name="ro1">
          <table:table-cell table:formula="oooc:=[.A106]+5" office:value-type="float" office:value="90">
            <text:p>90</text:p>
          </table:table-cell>
          <table:table-cell table:formula="oooc:=(100-[.A107])/100" office:value-type="float" office:value="0.1">
            <text:p>0.1</text:p>
          </table:table-cell>
          <table:table-cell table:formula="oooc:=1/[.B107]" office:value-type="float" office:value="10">
            <text:p>10</text:p>
          </table:table-cell>
          <table:table-cell/>
          <table:table-cell table:formula="oooc:=LOG([.C107];10)/LOG([.B$65];10)" office:value-type="float" office:value="3.58325368261399">
            <text:p>3.58</text:p>
          </table:table-cell>
          <table:table-cell table:formula="oooc:=[.B$64]^[.E107]" office:value-type="float" office:value="2.24324750289842">
            <text:p>2.24</text:p>
          </table:table-cell>
          <table:table-cell table:formula="oooc:=([.F107]-1)*100" office:value-type="float" office:value="124.324750289842">
            <text:p>124.32</text:p>
          </table:table-cell>
        </table:table-row>
        <table:table-row table:style-name="ro1">
          <table:table-cell table:formula="oooc:=[.A107]+5" office:value-type="float" office:value="95">
            <text:p>95</text:p>
          </table:table-cell>
          <table:table-cell table:formula="oooc:=(100-[.A108])/100" office:value-type="float" office:value="0.05">
            <text:p>0.05</text:p>
          </table:table-cell>
          <table:table-cell table:formula="oooc:=1/[.B108]" office:value-type="float" office:value="20">
            <text:p>20</text:p>
          </table:table-cell>
          <table:table-cell/>
          <table:table-cell table:formula="oooc:=LOG([.C108];10)/LOG([.B$65];10)" office:value-type="float" office:value="4.66192052315423">
            <text:p>4.66</text:p>
          </table:table-cell>
          <table:table-cell table:formula="oooc:=[.B$64]^[.E108]" office:value-type="float" office:value="2.86089390751443">
            <text:p>2.86</text:p>
          </table:table-cell>
          <table:table-cell table:formula="oooc:=([.F108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4]^(LOG([.AC9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4]^(LOG([.AC10];10)/LOG([$globals.$B$65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4]^(LOG([.AC11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4]^(LOG([.AC12];10)/LOG([$globals.$B$65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4]^(LOG([.AC13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4]^(LOG([.AC14];10)/LOG([$globals.$B$65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4]^(LOG([.AC15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4]^(LOG([.AC16];10)/LOG([$globals.$B$65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4]^(LOG([.AC17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4]^(LOG([.AC18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4]^(LOG([.AC19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4]^(LOG([.AC20];10)/LOG([$globals.$B$65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4]^(LOG([.AC21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4]^(LOG([.AC22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4]^(LOG([.AC23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4]^(LOG([.AC24];10)/LOG([$globals.$B$65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3]*[$globals.$C$44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3]*[$globals.$C$44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9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3]*[$globals.$C$44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9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3]*[$globals.$C$44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9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3]*[$globals.$C$44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9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3]*[$globals.$C$44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9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3]*[$globals.$C$44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3]*[$globals.$C$44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9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3]*[$globals.$C$44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9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3]*[$globals.$C$44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9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3]*[$globals.$C$44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9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3]*[$globals.$C$44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9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3]*[$globals.$C$44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3]*[$globals.$C$44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9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3]*[$globals.$C$44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9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3]*[$globals.$C$44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9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3]*[$globals.$C$44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9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3]*[$globals.$C$44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9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3]*[$globals.$C$44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1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3]*[$globals.$C$44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9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1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3]*[$globals.$C$44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9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1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3]*[$globals.$C$44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9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1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3]*[$globals.$C$44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9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1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3]*[$globals.$C$44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9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3]*[$globals.$C$44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3]*[$globals.$C$44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9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3]*[$globals.$C$44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9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3]*[$globals.$C$44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9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3]*[$globals.$C$44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9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3]*[$globals.$C$44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9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3]*[$globals.$C$54]" office:value-type="float" office:value="846.05403901271">
            <text:p>846.05</text:p>
          </table:table-cell>
          <table:table-cell/>
          <table:table-cell table:formula="oooc:=[$globals.$C$53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3]*[$globals.$C$54]" office:value-type="float" office:value="4904.30439930731">
            <text:p>4904.3</text:p>
          </table:table-cell>
          <table:table-cell/>
          <table:table-cell table:formula="oooc:=[.H3]*[$globals.$C$51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3]*[$globals.$C$54]" office:value-type="float" office:value="28428.6824859703">
            <text:p>28428.68</text:p>
          </table:table-cell>
          <table:table-cell/>
          <table:table-cell table:formula="oooc:=[.H4]*[$globals.$C$51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3]*[$globals.$C$54]" office:value-type="float" office:value="164791.970906672">
            <text:p>164791.97</text:p>
          </table:table-cell>
          <table:table-cell/>
          <table:table-cell table:formula="oooc:=[.H5]*[$globals.$C$51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3]*[$globals.$C$54]" office:value-type="float" office:value="955246.297070123">
            <text:p>955246.3</text:p>
          </table:table-cell>
          <table:table-cell/>
          <table:table-cell table:formula="oooc:=[.H6]*[$globals.$C$51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3]*[$globals.$C$54]" office:value-type="float" office:value="5537256.96128098">
            <text:p>5537256.96</text:p>
          </table:table-cell>
          <table:table-cell/>
          <table:table-cell table:formula="oooc:=[.H7]*[$globals.$C$51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3]*[$globals.$C$54]" office:value-type="float" office:value="32097705.8474836">
            <text:p>32097705.85</text:p>
          </table:table-cell>
          <table:table-cell/>
          <table:table-cell table:formula="oooc:=[.H8]*[$globals.$C$51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3]*[$globals.$C$54]" office:value-type="float" office:value="186060124.692722">
            <text:p>186060124.69</text:p>
          </table:table-cell>
          <table:table-cell/>
          <table:table-cell table:formula="oooc:=[.H9]*[$globals.$C$51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3]*[$globals.$C$54]" office:value-type="float" office:value="1078530975.55211">
            <text:p>1078530975.55</text:p>
          </table:table-cell>
          <table:table-cell/>
          <table:table-cell table:formula="oooc:=[.H10]*[$globals.$C$51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3]*[$globals.$C$54]" office:value-type="float" office:value="6251898772.75671">
            <text:p>6251898772.76</text:p>
          </table:table-cell>
          <table:table-cell/>
          <table:table-cell table:formula="oooc:=[.H11]*[$globals.$C$51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3]*[$globals.$C$54]" office:value-type="float" office:value="36240255635.4844">
            <text:p>36240255635.48</text:p>
          </table:table-cell>
          <table:table-cell/>
          <table:table-cell table:formula="oooc:=[.H12]*[$globals.$C$51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3]*[$globals.$C$54]" office:value-type="float" office:value="210073159573.271">
            <text:p>210073159573.27</text:p>
          </table:table-cell>
          <table:table-cell/>
          <table:table-cell table:formula="oooc:=[.H13]*[$globals.$C$51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table:formula="oooc:=[$globals.$D$24]" office:value-type="float" office:value="1">
            <text:p>1</text:p>
          </table:table-cell>
          <table:table-cell table:formula="oooc:=[$globals.$D$23]" office:value-type="float" office:value="5">
            <text:p>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6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28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3">
            <text:p>6.3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744858076951">
            <text:p>1.02</text:p>
          </table:table-cell>
          <table:table-cell/>
          <table:table-cell table:formula="oooc:=[.I6]^[$globals.$C$17]*[$globals.$C$26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28]/[.$K6]" office:value-type="float" office:value="378">
            <text:p>37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">
            <text:p>7.8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0.995091761951231">
            <text:p>1</text:p>
          </table:table-cell>
          <table:table-cell/>
          <table:table-cell table:formula="oooc:=[.I7]^[$globals.$C$17]*[$globals.$C$26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28]/[.$K7]" office:value-type="float" office:value="468">
            <text:p>46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">
            <text:p>9.8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5147782968045">
            <text:p>1</text:p>
          </table:table-cell>
          <table:table-cell/>
          <table:table-cell table:formula="oooc:=[.I8]^[$globals.$C$17]*[$globals.$C$26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28]/[.$K8]" office:value-type="float" office:value="588">
            <text:p>588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">
            <text:p>12</text:p>
          </table:table-cell>
          <table:table-cell table:formula="oooc:=CEILING(([.T9]-[.W9]/2);[.W9])" office:value-type="float" office:value="720">
            <text:p>7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0.974693588214052">
            <text:p>0.97</text:p>
          </table:table-cell>
          <table:table-cell/>
          <table:table-cell table:formula="oooc:=[.I9]^[$globals.$C$17]*[$globals.$C$26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28]/[.$K9]" office:value-type="float" office:value="720">
            <text:p>72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">
            <text:p>15</text:p>
          </table:table-cell>
          <table:table-cell table:formula="oooc:=CEILING(([.T10]-[.W10]/2);[.W10])" office:value-type="float" office:value="900">
            <text:p>9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0.977681030965714">
            <text:p>0.98</text:p>
          </table:table-cell>
          <table:table-cell/>
          <table:table-cell table:formula="oooc:=[.I10]^[$globals.$C$17]*[$globals.$C$26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28]/[.$K10]" office:value-type="float" office:value="900">
            <text:p>9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97058823529412">
            <text:p>3.97</text:p>
          </table:table-cell>
          <table:table-cell/>
          <table:table-cell table:style-name="ce11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11" office:value-type="float" office:value="1.05">
            <text:p>1.0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1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">
            <text:p>3.4</text:p>
          </table:table-cell>
          <table:table-cell table:formula="oooc:=CEILING(([.T13]-[.W13]/2);[.W13])" office:value-type="float" office:value="200">
            <text:p>200</text:p>
          </table:table-cell>
          <table:table-cell table:formula="oooc:=[.F12]" office:value-type="float" office:value="3.97058823529412">
            <text:p>3.97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6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28]/[.$K13]" office:value-type="float" office:value="204">
            <text:p>20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">
            <text:p>4.3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3.97058823529412">
            <text:p>3.97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529973616775">
            <text:p>1.01</text:p>
          </table:table-cell>
          <table:table-cell/>
          <table:table-cell table:formula="oooc:=[.I14]^[$globals.$C$17]*[$globals.$C$26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28]/[.$K14]" office:value-type="float" office:value="258">
            <text:p>25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3.97058823529412">
            <text:p>3.97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7]*[$globals.$C$26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28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8">
            <text:p>6.8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3.97058823529412">
            <text:p>3.97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9606559750975">
            <text:p>0.98</text:p>
          </table:table-cell>
          <table:table-cell/>
          <table:table-cell table:formula="oooc:=[.I16]^[$globals.$C$17]*[$globals.$C$26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28]/[.$K16]" office:value-type="float" office:value="408">
            <text:p>408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5">
            <text:p>8.5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3.97058823529412">
            <text:p>3.97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1126146908596">
            <text:p>1.01</text:p>
          </table:table-cell>
          <table:table-cell/>
          <table:table-cell table:formula="oooc:=[.I17]^[$globals.$C$17]*[$globals.$C$26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28]/[.$K17]" office:value-type="float" office:value="510">
            <text:p>51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1">
            <text:p>11</text:p>
          </table:table-cell>
          <table:table-cell table:formula="oooc:=CEILING(([.T18]-[.W18]/2);[.W18])" office:value-type="float" office:value="660">
            <text:p>660</text:p>
          </table:table-cell>
          <table:table-cell table:formula="oooc:=[.F17]" office:value-type="float" office:value="3.97058823529412">
            <text:p>3.97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1.02568538579269">
            <text:p>1.03</text:p>
          </table:table-cell>
          <table:table-cell/>
          <table:table-cell table:formula="oooc:=[.I18]^[$globals.$C$17]*[$globals.$C$26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28]/[.$K18]" office:value-type="float" office:value="660">
            <text:p>66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5.118778280543">
            <text:p>15.12</text:p>
          </table:table-cell>
          <table:table-cell/>
          <table:table-cell table:style-name="ce11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1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">
            <text:p>2.6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5.118778280543">
            <text:p>15.1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6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28]/[.$K21]" office:value-type="float" office:value="156">
            <text:p>156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">
            <text:p>3.3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5.118778280543">
            <text:p>15.1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6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28]/[.$K22]" office:value-type="float" office:value="198">
            <text:p>198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">
            <text:p>4.1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5.118778280543">
            <text:p>15.1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0.991378337929344">
            <text:p>0.99</text:p>
          </table:table-cell>
          <table:table-cell/>
          <table:table-cell table:formula="oooc:=[.I23]^[$globals.$C$17]*[$globals.$C$26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28]/[.$K23]" office:value-type="float" office:value="246">
            <text:p>24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2">
            <text:p>5.2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5.118778280543">
            <text:p>15.1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685480733207">
            <text:p>1</text:p>
          </table:table-cell>
          <table:table-cell/>
          <table:table-cell table:formula="oooc:=[.I24]^[$globals.$C$17]*[$globals.$C$26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28]/[.$K24]" office:value-type="float" office:value="312">
            <text:p>3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">
            <text:p>6.5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5.118778280543">
            <text:p>15.1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013747834965">
            <text:p>1</text:p>
          </table:table-cell>
          <table:table-cell/>
          <table:table-cell table:formula="oooc:=[.I25]^[$globals.$C$17]*[$globals.$C$26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28]/[.$K25]" office:value-type="float" office:value="390">
            <text:p>39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2">
            <text:p>8.2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5.118778280543">
            <text:p>15.1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75726548973229">
            <text:p>0.98</text:p>
          </table:table-cell>
          <table:table-cell/>
          <table:table-cell table:formula="oooc:=[.I26]^[$globals.$C$17]*[$globals.$C$26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28]/[.$K26]" office:value-type="float" office:value="492">
            <text:p>492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5.9480427233505">
            <text:p>25.95</text:p>
          </table:table-cell>
          <table:table-cell/>
          <table:table-cell table:style-name="ce11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1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3">
            <text:p>4.3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9480427233505">
            <text:p>25.95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6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28]/[.$K29]" office:value-type="float" office:value="258">
            <text:p>258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4">
            <text:p>5.4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9480427233505">
            <text:p>25.95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6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28]/[.$K30]" office:value-type="float" office:value="324">
            <text:p>32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">
            <text:p>6.7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9480427233505">
            <text:p>25.95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269022649068">
            <text:p>0.99</text:p>
          </table:table-cell>
          <table:table-cell/>
          <table:table-cell table:formula="oooc:=[.I31]^[$globals.$C$17]*[$globals.$C$26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28]/[.$K31]" office:value-type="float" office:value="402">
            <text:p>40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">
            <text:p>8.4</text:p>
          </table:table-cell>
          <table:table-cell table:formula="oooc:=CEILING(([.T32]-[.W32]/2);[.W32])" office:value-type="float" office:value="500">
            <text:p>500</text:p>
          </table:table-cell>
          <table:table-cell table:formula="oooc:=[.F31]" office:value-type="float" office:value="25.9480427233505">
            <text:p>25.95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4625646615616">
            <text:p>0.99</text:p>
          </table:table-cell>
          <table:table-cell/>
          <table:table-cell table:formula="oooc:=[.I32]^[$globals.$C$17]*[$globals.$C$26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28]/[.$K32]" office:value-type="float" office:value="504">
            <text:p>50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1">
            <text:p>11</text:p>
          </table:table-cell>
          <table:table-cell table:formula="oooc:=CEILING(([.T33]-[.W33]/2);[.W33])" office:value-type="float" office:value="660">
            <text:p>660</text:p>
          </table:table-cell>
          <table:table-cell table:formula="oooc:=[.F32]" office:value-type="float" office:value="25.9480427233505">
            <text:p>25.95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1.02020327179383">
            <text:p>1.02</text:p>
          </table:table-cell>
          <table:table-cell/>
          <table:table-cell table:formula="oooc:=[.I33]^[$globals.$C$17]*[$globals.$C$26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28]/[.$K33]" office:value-type="float" office:value="660">
            <text:p>66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">
            <text:p>13</text:p>
          </table:table-cell>
          <table:table-cell table:formula="oooc:=CEILING(([.T34]-[.W34]/2);[.W34])" office:value-type="float" office:value="780">
            <text:p>780</text:p>
          </table:table-cell>
          <table:table-cell table:formula="oooc:=[.F33]" office:value-type="float" office:value="25.9480427233505">
            <text:p>25.95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0.995724381846187">
            <text:p>1</text:p>
          </table:table-cell>
          <table:table-cell/>
          <table:table-cell table:formula="oooc:=[.I34]^[$globals.$C$17]*[$globals.$C$26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28]/[.$K34]" office:value-type="float" office:value="780">
            <text:p>7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1.0259594409731">
            <text:p>41.03</text:p>
          </table:table-cell>
          <table:table-cell/>
          <table:table-cell table:style-name="ce11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1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">
            <text:p>7.4</text:p>
          </table:table-cell>
          <table:table-cell table:formula="oooc:=CEILING(([.T37]-[.W37]/2);[.W37])" office:value-type="float" office:value="440">
            <text:p>440</text:p>
          </table:table-cell>
          <table:table-cell table:formula="oooc:=[.F36]" office:value-type="float" office:value="41.0259594409731">
            <text:p>41.0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6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28]/[.$K37]" office:value-type="float" office:value="444">
            <text:p>444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">
            <text:p>9.3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1.0259594409731">
            <text:p>41.0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5804403875527">
            <text:p>1</text:p>
          </table:table-cell>
          <table:table-cell/>
          <table:table-cell table:formula="oooc:=[.I38]^[$globals.$C$17]*[$globals.$C$26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28]/[.$K38]" office:value-type="float" office:value="558">
            <text:p>558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2">
            <text:p>12</text:p>
          </table:table-cell>
          <table:table-cell table:formula="oooc:=CEILING(([.T39]-[.W39]/2);[.W39])" office:value-type="float" office:value="720">
            <text:p>720</text:p>
          </table:table-cell>
          <table:table-cell table:formula="oooc:=[.F38]" office:value-type="float" office:value="41.0259594409731">
            <text:p>41.0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90400564464495">
            <text:p>0.99</text:p>
          </table:table-cell>
          <table:table-cell/>
          <table:table-cell table:formula="oooc:=[.I39]^[$globals.$C$17]*[$globals.$C$26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28]/[.$K39]" office:value-type="float" office:value="720">
            <text:p>72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5">
            <text:p>15</text:p>
          </table:table-cell>
          <table:table-cell table:formula="oooc:=CEILING(([.T40]-[.W40]/2);[.W40])" office:value-type="float" office:value="900">
            <text:p>900</text:p>
          </table:table-cell>
          <table:table-cell table:formula="oooc:=[.F39]" office:value-type="float" office:value="41.0259594409731">
            <text:p>41.0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3092430578357">
            <text:p>1.03</text:p>
          </table:table-cell>
          <table:table-cell/>
          <table:table-cell table:formula="oooc:=[.I40]^[$globals.$C$17]*[$globals.$C$26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28]/[.$K40]" office:value-type="float" office:value="900">
            <text:p>900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">
            <text:p>18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1.0259594409731">
            <text:p>41.0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0.998964258857406">
            <text:p>1</text:p>
          </table:table-cell>
          <table:table-cell/>
          <table:table-cell table:formula="oooc:=[.I41]^[$globals.$C$17]*[$globals.$C$26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28]/[.$K41]" office:value-type="float" office:value="1080">
            <text:p>108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3">
            <text:p>23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1.0259594409731">
            <text:p>41.0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287771988504">
            <text:p>1</text:p>
          </table:table-cell>
          <table:table-cell/>
          <table:table-cell table:formula="oooc:=[.I42]^[$globals.$C$17]*[$globals.$C$26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28]/[.$K42]" office:value-type="float" office:value="1380">
            <text:p>138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63.314877005412">
            <text:p>163.31</text:p>
          </table:table-cell>
          <table:table-cell/>
          <table:table-cell table:style-name="ce11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1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2">
            <text:p>5.2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63.314877005412">
            <text:p>163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6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28]/[.$K45]" office:value-type="float" office:value="312">
            <text:p>31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5">
            <text:p>6.5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63.314877005412">
            <text:p>163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6366028183603">
            <text:p>1</text:p>
          </table:table-cell>
          <table:table-cell/>
          <table:table-cell table:formula="oooc:=[.I46]^[$globals.$C$17]*[$globals.$C$26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28]/[.$K46]" office:value-type="float" office:value="390">
            <text:p>39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">
            <text:p>8.1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63.314877005412">
            <text:p>163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1217770504177">
            <text:p>0.99</text:p>
          </table:table-cell>
          <table:table-cell/>
          <table:table-cell table:formula="oooc:=[.I47]^[$globals.$C$17]*[$globals.$C$26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28]/[.$K47]" office:value-type="float" office:value="486">
            <text:p>48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63.314877005412">
            <text:p>163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0.988157078025659">
            <text:p>0.99</text:p>
          </table:table-cell>
          <table:table-cell/>
          <table:table-cell table:formula="oooc:=[.I48]^[$globals.$C$17]*[$globals.$C$26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28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63.314877005412">
            <text:p>163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2694328125629">
            <text:p>1.03</text:p>
          </table:table-cell>
          <table:table-cell/>
          <table:table-cell table:formula="oooc:=[.I49]^[$globals.$C$17]*[$globals.$C$26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28]/[.$K49]" office:value-type="float" office:value="780">
            <text:p>78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63.314877005412">
            <text:p>163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2062220663735">
            <text:p>1.02</text:p>
          </table:table-cell>
          <table:table-cell/>
          <table:table-cell table:formula="oooc:=[.I50]^[$globals.$C$17]*[$globals.$C$26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28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79.945760995497">
            <text:p>479.95</text:p>
          </table:table-cell>
          <table:table-cell/>
          <table:table-cell table:style-name="ce11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1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">
            <text:p>4.9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79.945760995497">
            <text:p>479.95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6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28]/[.$K53]" office:value-type="float" office:value="294">
            <text:p>29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2">
            <text:p>6.2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79.945760995497">
            <text:p>479.95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1.00262800357046">
            <text:p>1</text:p>
          </table:table-cell>
          <table:table-cell/>
          <table:table-cell table:formula="oooc:=[.I54]^[$globals.$C$17]*[$globals.$C$26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28]/[.$K54]" office:value-type="float" office:value="372">
            <text:p>37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">
            <text:p>7.7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79.945760995497">
            <text:p>479.95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096621300228">
            <text:p>1.02</text:p>
          </table:table-cell>
          <table:table-cell/>
          <table:table-cell table:formula="oooc:=[.I55]^[$globals.$C$17]*[$globals.$C$26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28]/[.$K55]" office:value-type="float" office:value="462">
            <text:p>46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7">
            <text:p>9.7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79.945760995497">
            <text:p>479.95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1260232483747">
            <text:p>1.01</text:p>
          </table:table-cell>
          <table:table-cell/>
          <table:table-cell table:formula="oooc:=[.I56]^[$globals.$C$17]*[$globals.$C$26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28]/[.$K56]" office:value-type="float" office:value="582">
            <text:p>582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">
            <text:p>12</text:p>
          </table:table-cell>
          <table:table-cell table:formula="oooc:=CEILING(([.T57]-[.W57]/2);[.W57])" office:value-type="float" office:value="720">
            <text:p>720</text:p>
          </table:table-cell>
          <table:table-cell table:formula="oooc:=[.F56]" office:value-type="float" office:value="479.945760995497">
            <text:p>479.95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78926123131532">
            <text:p>0.98</text:p>
          </table:table-cell>
          <table:table-cell/>
          <table:table-cell table:formula="oooc:=[.I57]^[$globals.$C$17]*[$globals.$C$26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28]/[.$K57]" office:value-type="float" office:value="720">
            <text:p>72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">
            <text:p>15</text:p>
          </table:table-cell>
          <table:table-cell table:formula="oooc:=CEILING(([.T58]-[.W58]/2);[.W58])" office:value-type="float" office:value="900">
            <text:p>900</text:p>
          </table:table-cell>
          <table:table-cell table:formula="oooc:=[.F57]" office:value-type="float" office:value="479.945760995497">
            <text:p>479.95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0.998842418297409">
            <text:p>1</text:p>
          </table:table-cell>
          <table:table-cell/>
          <table:table-cell table:formula="oooc:=[.I58]^[$globals.$C$17]*[$globals.$C$26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28]/[.$K58]" office:value-type="float" office:value="900">
            <text:p>90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office:value-type="float" office:value="0.4">
            <text:p>0.4</text:p>
          </table:table-cell>
          <table:table-cell table:formula="oooc:=[$globals.$D$23]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">
            <text:p>6.2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6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28]/[.$K5]" office:value-type="float" office:value="372">
            <text:p>372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">
            <text:p>7.8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0775859428599">
            <text:p>1.01</text:p>
          </table:table-cell>
          <table:table-cell/>
          <table:table-cell table:formula="oooc:=[.I6]^[$globals.$C$17]*[$globals.$C$26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28]/[.$K6]" office:value-type="float" office:value="468">
            <text:p>46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">
            <text:p>9.8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242134766408">
            <text:p>1.02</text:p>
          </table:table-cell>
          <table:table-cell/>
          <table:table-cell table:formula="oooc:=[.I7]^[$globals.$C$17]*[$globals.$C$26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28]/[.$K7]" office:value-type="float" office:value="588">
            <text:p>58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">
            <text:p>12</text:p>
          </table:table-cell>
          <table:table-cell table:formula="oooc:=CEILING(([.T8]-[.W8]/2);[.W8])" office:value-type="float" office:value="720">
            <text:p>7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74838644540126">
            <text:p>0.97</text:p>
          </table:table-cell>
          <table:table-cell/>
          <table:table-cell table:formula="oooc:=[.I8]^[$globals.$C$17]*[$globals.$C$26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28]/[.$K8]" office:value-type="float" office:value="720">
            <text:p>72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">
            <text:p>15</text:p>
          </table:table-cell>
          <table:table-cell table:formula="oooc:=CEILING(([.T9]-[.W9]/2);[.W9])" office:value-type="float" office:value="900">
            <text:p>9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0.983976384292282">
            <text:p>0.98</text:p>
          </table:table-cell>
          <table:table-cell/>
          <table:table-cell table:formula="oooc:=[.I9]^[$globals.$C$17]*[$globals.$C$26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28]/[.$K9]" office:value-type="float" office:value="900">
            <text:p>90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">
            <text:p>19</text:p>
          </table:table-cell>
          <table:table-cell table:formula="oooc:=CEILING(([.T10]-[.W10]/2);[.W10])" office:value-type="float" office:value="1100">
            <text:p>11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0.990716778045257">
            <text:p>0.99</text:p>
          </table:table-cell>
          <table:table-cell/>
          <table:table-cell table:formula="oooc:=[.I10]^[$globals.$C$17]*[$globals.$C$26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28]/[.$K10]" office:value-type="float" office:value="1140">
            <text:p>11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16666666666667">
            <text:p>3.17</text:p>
          </table:table-cell>
          <table:table-cell/>
          <table:table-cell table:style-name="ce11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1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">
            <text:p>5.4</text:p>
          </table:table-cell>
          <table:table-cell table:formula="oooc:=CEILING(([.T13]-[.W13]/2);[.W13])" office:value-type="float" office:value="320">
            <text:p>320</text:p>
          </table:table-cell>
          <table:table-cell table:formula="oooc:=[.F12]" office:value-type="float" office:value="3.16666666666667">
            <text:p>3.17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6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28]/[.$K13]" office:value-type="float" office:value="324">
            <text:p>32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8">
            <text:p>6.8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16666666666667">
            <text:p>3.17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938179489711">
            <text:p>1.01</text:p>
          </table:table-cell>
          <table:table-cell/>
          <table:table-cell table:formula="oooc:=[.I14]^[$globals.$C$17]*[$globals.$C$26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28]/[.$K14]" office:value-type="float" office:value="408">
            <text:p>40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16666666666667">
            <text:p>3.17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7]*[$globals.$C$26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28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1">
            <text:p>11</text:p>
          </table:table-cell>
          <table:table-cell table:formula="oooc:=CEILING(([.T16]-[.W16]/2);[.W16])" office:value-type="float" office:value="660">
            <text:p>660</text:p>
          </table:table-cell>
          <table:table-cell table:formula="oooc:=[.F15]" office:value-type="float" office:value="3.16666666666667">
            <text:p>3.17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1.03034496066151">
            <text:p>1.03</text:p>
          </table:table-cell>
          <table:table-cell/>
          <table:table-cell table:formula="oooc:=[.I16]^[$globals.$C$17]*[$globals.$C$26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28]/[.$K16]" office:value-type="float" office:value="660">
            <text:p>660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">
            <text:p>13</text:p>
          </table:table-cell>
          <table:table-cell table:formula="oooc:=CEILING(([.T17]-[.W17]/2);[.W17])" office:value-type="float" office:value="780">
            <text:p>780</text:p>
          </table:table-cell>
          <table:table-cell table:formula="oooc:=[.F16]" office:value-type="float" office:value="3.16666666666667">
            <text:p>3.17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0.979763859519972">
            <text:p>0.98</text:p>
          </table:table-cell>
          <table:table-cell/>
          <table:table-cell table:formula="oooc:=[.I17]^[$globals.$C$17]*[$globals.$C$26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28]/[.$K17]" office:value-type="float" office:value="780">
            <text:p>78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7">
            <text:p>17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16666666666667">
            <text:p>3.17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345915092847">
            <text:p>1.03</text:p>
          </table:table-cell>
          <table:table-cell/>
          <table:table-cell table:formula="oooc:=[.I18]^[$globals.$C$17]*[$globals.$C$26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28]/[.$K18]" office:value-type="float" office:value="1020">
            <text:p>10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9.14150943396226">
            <text:p>9.14</text:p>
          </table:table-cell>
          <table:table-cell/>
          <table:table-cell table:style-name="ce11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1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3">
            <text:p>5.3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4150943396226">
            <text:p>9.14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6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28]/[.$K21]" office:value-type="float" office:value="318">
            <text:p>318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">
            <text:p>6.6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4150943396226">
            <text:p>9.14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6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28]/[.$K22]" office:value-type="float" office:value="396">
            <text:p>39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3">
            <text:p>8.3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4150943396226">
            <text:p>9.14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7]*[$globals.$C$26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28]/[.$K23]" office:value-type="float" office:value="498">
            <text:p>498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">
            <text:p>10</text:p>
          </table:table-cell>
          <table:table-cell table:formula="oooc:=CEILING(([.T24]-[.W24]/2);[.W24])" office:value-type="float" office:value="600">
            <text:p>600</text:p>
          </table:table-cell>
          <table:table-cell table:formula="oooc:=[.F23]" office:value-type="float" office:value="9.14150943396226">
            <text:p>9.14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0.976264501482619">
            <text:p>0.98</text:p>
          </table:table-cell>
          <table:table-cell/>
          <table:table-cell table:formula="oooc:=[.I24]^[$globals.$C$17]*[$globals.$C$26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28]/[.$K24]" office:value-type="float" office:value="600">
            <text:p>60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">
            <text:p>13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4150943396226">
            <text:p>9.14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231079797868">
            <text:p>0.99</text:p>
          </table:table-cell>
          <table:table-cell/>
          <table:table-cell table:formula="oooc:=[.I25]^[$globals.$C$17]*[$globals.$C$26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28]/[.$K25]" office:value-type="float" office:value="780">
            <text:p>7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">
            <text:p>16</text:p>
          </table:table-cell>
          <table:table-cell table:formula="oooc:=CEILING(([.T26]-[.W26]/2);[.W26])" office:value-type="float" office:value="960">
            <text:p>960</text:p>
          </table:table-cell>
          <table:table-cell table:formula="oooc:=[.F25]" office:value-type="float" office:value="9.14150943396226">
            <text:p>9.14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0.982148287777931">
            <text:p>0.98</text:p>
          </table:table-cell>
          <table:table-cell/>
          <table:table-cell table:formula="oooc:=[.I26]^[$globals.$C$17]*[$globals.$C$26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28]/[.$K26]" office:value-type="float" office:value="960">
            <text:p>9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45.3923227065712">
            <text:p>45.39</text:p>
          </table:table-cell>
          <table:table-cell/>
          <table:table-cell table:style-name="ce11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1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9">
            <text:p>2.9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5.3923227065712">
            <text:p>45.39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6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28]/[.$K29]" office:value-type="float" office:value="174">
            <text:p>17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6">
            <text:p>3.6</text:p>
          </table:table-cell>
          <table:table-cell table:formula="oooc:=CEILING(([.T30]-[.W30]/2);[.W30])" office:value-type="float" office:value="220">
            <text:p>220</text:p>
          </table:table-cell>
          <table:table-cell table:formula="oooc:=[.F29]" office:value-type="float" office:value="45.3923227065712">
            <text:p>45.39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6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28]/[.$K30]" office:value-type="float" office:value="216">
            <text:p>21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5">
            <text:p>4.5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5.3923227065712">
            <text:p>45.39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1.00009836250927">
            <text:p>1</text:p>
          </table:table-cell>
          <table:table-cell/>
          <table:table-cell table:formula="oooc:=[.I31]^[$globals.$C$17]*[$globals.$C$26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28]/[.$K31]" office:value-type="float" office:value="270">
            <text:p>270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">
            <text:p>5.6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5.3923227065712">
            <text:p>45.39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4786877217147">
            <text:p>0.96</text:p>
          </table:table-cell>
          <table:table-cell/>
          <table:table-cell table:formula="oooc:=[.I32]^[$globals.$C$17]*[$globals.$C$26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28]/[.$K32]" office:value-type="float" office:value="336">
            <text:p>336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">
            <text:p>7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5.3923227065712">
            <text:p>45.39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0.995962904798731">
            <text:p>1</text:p>
          </table:table-cell>
          <table:table-cell/>
          <table:table-cell table:formula="oooc:=[.I33]^[$globals.$C$17]*[$globals.$C$26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28]/[.$K33]" office:value-type="float" office:value="420">
            <text:p>42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">
            <text:p>8.8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5.3923227065712">
            <text:p>45.39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104321848998">
            <text:p>1.01</text:p>
          </table:table-cell>
          <table:table-cell/>
          <table:table-cell table:formula="oooc:=[.I34]^[$globals.$C$17]*[$globals.$C$26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28]/[.$K34]" office:value-type="float" office:value="528">
            <text:p>528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15.970063172917">
            <text:p>115.97</text:p>
          </table:table-cell>
          <table:table-cell/>
          <table:table-cell table:style-name="ce11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1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15.970063172917">
            <text:p>115.97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6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28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9">
            <text:p>3.9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15.970063172917">
            <text:p>115.97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90438019611758">
            <text:p>0.99</text:p>
          </table:table-cell>
          <table:table-cell/>
          <table:table-cell table:formula="oooc:=[.I38]^[$globals.$C$17]*[$globals.$C$26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28]/[.$K38]" office:value-type="float" office:value="234">
            <text:p>2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9">
            <text:p>4.9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15.970063172917">
            <text:p>115.97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2494573615302">
            <text:p>1.02</text:p>
          </table:table-cell>
          <table:table-cell/>
          <table:table-cell table:formula="oooc:=[.I39]^[$globals.$C$17]*[$globals.$C$26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28]/[.$K39]" office:value-type="float" office:value="294">
            <text:p>294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15.970063172917">
            <text:p>115.97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7]*[$globals.$C$26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28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">
            <text:p>7.6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15.970063172917">
            <text:p>115.97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88263489169306">
            <text:p>0.99</text:p>
          </table:table-cell>
          <table:table-cell/>
          <table:table-cell table:formula="oooc:=[.I41]^[$globals.$C$17]*[$globals.$C$26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28]/[.$K41]" office:value-type="float" office:value="456">
            <text:p>456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6">
            <text:p>9.6</text:p>
          </table:table-cell>
          <table:table-cell table:formula="oooc:=CEILING(([.T42]-[.W42]/2);[.W42])" office:value-type="float" office:value="580">
            <text:p>580</text:p>
          </table:table-cell>
          <table:table-cell table:formula="oooc:=[.F41]" office:value-type="float" office:value="115.970063172917">
            <text:p>115.97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1.0023642778477">
            <text:p>1</text:p>
          </table:table-cell>
          <table:table-cell/>
          <table:table-cell table:formula="oooc:=[.I42]^[$globals.$C$17]*[$globals.$C$26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28]/[.$K42]" office:value-type="float" office:value="576">
            <text:p>57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9.05308411585">
            <text:p>189.05</text:p>
          </table:table-cell>
          <table:table-cell/>
          <table:table-cell table:style-name="ce11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1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">
            <text:p>5.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89.05308411585">
            <text:p>189.05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6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28]/[.$K45]" office:value-type="float" office:value="318">
            <text:p>31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7">
            <text:p>6.7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89.05308411585">
            <text:p>189.05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37881618441">
            <text:p>1</text:p>
          </table:table-cell>
          <table:table-cell/>
          <table:table-cell table:formula="oooc:=[.I46]^[$globals.$C$17]*[$globals.$C$26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28]/[.$K46]" office:value-type="float" office:value="402">
            <text:p>402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4">
            <text:p>8.4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89.05308411585">
            <text:p>189.05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92588668466582">
            <text:p>0.99</text:p>
          </table:table-cell>
          <table:table-cell/>
          <table:table-cell table:formula="oooc:=[.I47]^[$globals.$C$17]*[$globals.$C$26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28]/[.$K47]" office:value-type="float" office:value="504">
            <text:p>504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89.05308411585">
            <text:p>189.05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46843735322395">
            <text:p>0.95</text:p>
          </table:table-cell>
          <table:table-cell/>
          <table:table-cell table:formula="oooc:=[.I48]^[$globals.$C$17]*[$globals.$C$26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28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89.05308411585">
            <text:p>189.05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88876662334252">
            <text:p>0.99</text:p>
          </table:table-cell>
          <table:table-cell/>
          <table:table-cell table:formula="oooc:=[.I49]^[$globals.$C$17]*[$globals.$C$26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28]/[.$K49]" office:value-type="float" office:value="780">
            <text:p>780</text:p>
          </table:table-cell>
          <table:table-cell table:formula="oooc:=MAX(10^(FLOOR(LOG([.Q49];10);1)-1);5)" office:value-type="float" office:value="100000000">
            <text:p>1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89.05308411585">
            <text:p>189.05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63134098671657">
            <text:p>0.96</text:p>
          </table:table-cell>
          <table:table-cell/>
          <table:table-cell table:formula="oooc:=[.I50]^[$globals.$C$17]*[$globals.$C$26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28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324.091001341458">
            <text:p>324.09</text:p>
          </table:table-cell>
          <table:table-cell/>
          <table:table-cell table:style-name="ce11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1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">
            <text:p>8.4</text:p>
          </table:table-cell>
          <table:table-cell table:formula="oooc:=CEILING(([.T53]-[.W53]/2);[.W53])" office:value-type="float" office:value="500">
            <text:p>500</text:p>
          </table:table-cell>
          <table:table-cell table:formula="oooc:=[.F52]" office:value-type="float" office:value="324.091001341458">
            <text:p>324.0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6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28]/[.$K53]" office:value-type="float" office:value="504">
            <text:p>50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1">
            <text:p>11</text:p>
          </table:table-cell>
          <table:table-cell table:formula="oooc:=CEILING(([.T54]-[.W54]/2);[.W54])" office:value-type="float" office:value="660">
            <text:p>660</text:p>
          </table:table-cell>
          <table:table-cell table:formula="oooc:=[.F53]" office:value-type="float" office:value="324.091001341458">
            <text:p>324.0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4444821019911">
            <text:p>1.04</text:p>
          </table:table-cell>
          <table:table-cell/>
          <table:table-cell table:formula="oooc:=[.I54]^[$globals.$C$17]*[$globals.$C$26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28]/[.$K54]" office:value-type="float" office:value="660">
            <text:p>66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">
            <text:p>13</text:p>
          </table:table-cell>
          <table:table-cell table:formula="oooc:=CEILING(([.T55]-[.W55]/2);[.W55])" office:value-type="float" office:value="780">
            <text:p>780</text:p>
          </table:table-cell>
          <table:table-cell table:formula="oooc:=[.F54]" office:value-type="float" office:value="324.091001341458">
            <text:p>324.0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77566554957993">
            <text:p>0.98</text:p>
          </table:table-cell>
          <table:table-cell/>
          <table:table-cell table:formula="oooc:=[.I55]^[$globals.$C$17]*[$globals.$C$26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28]/[.$K55]" office:value-type="float" office:value="780">
            <text:p>78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7">
            <text:p>17</text:p>
          </table:table-cell>
          <table:table-cell table:formula="oooc:=CEILING(([.T56]-[.W56]/2);[.W56])" office:value-type="float" office:value="1000">
            <text:p>1000</text:p>
          </table:table-cell>
          <table:table-cell table:formula="oooc:=[.F55]" office:value-type="float" office:value="324.091001341458">
            <text:p>324.0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1.0064644623301">
            <text:p>1.01</text:p>
          </table:table-cell>
          <table:table-cell/>
          <table:table-cell table:formula="oooc:=[.I56]^[$globals.$C$17]*[$globals.$C$26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28]/[.$K56]" office:value-type="float" office:value="1020">
            <text:p>102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1">
            <text:p>21</text:p>
          </table:table-cell>
          <table:table-cell table:formula="oooc:=CEILING(([.T57]-[.W57]/2);[.W57])" office:value-type="float" office:value="1300">
            <text:p>1300</text:p>
          </table:table-cell>
          <table:table-cell table:formula="oooc:=[.F56]" office:value-type="float" office:value="324.091001341458">
            <text:p>324.0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1.00394690077716">
            <text:p>1</text:p>
          </table:table-cell>
          <table:table-cell/>
          <table:table-cell table:formula="oooc:=[.I57]^[$globals.$C$17]*[$globals.$C$26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28]/[.$K57]" office:value-type="float" office:value="1260">
            <text:p>12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6">
            <text:p>26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24.091001341458">
            <text:p>324.0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70646573905">
            <text:p>1</text:p>
          </table:table-cell>
          <table:table-cell/>
          <table:table-cell table:formula="oooc:=[.I58]^[$globals.$C$17]*[$globals.$C$26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28]/[.$K58]" office:value-type="float" office:value="1560">
            <text:p>156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1" office:value-type="float" office:value="1.7">
            <text:p>1.7</text:p>
          </table:table-cell>
          <table:table-cell table:formula="oooc:=[$globals.$D$23]" office:value-type="float" office:value="5">
            <text:p>5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">
            <text:p>4.5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6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28]/[.$K5]" office:value-type="float" office:value="270">
            <text:p>27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7">
            <text:p>5.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91776172829732">
            <text:p>0.99</text:p>
          </table:table-cell>
          <table:table-cell/>
          <table:table-cell table:formula="oooc:=[.I6]^[$globals.$C$17]*[$globals.$C$26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28]/[.$K6]" office:value-type="float" office:value="342">
            <text:p>342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7]*[$globals.$C$26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28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7]*[$globals.$C$26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28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">
            <text:p>11</text:p>
          </table:table-cell>
          <table:table-cell table:formula="oooc:=CEILING(([.T9]-[.W9]/2);[.W9])" office:value-type="float" office:value="660">
            <text:p>66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80004257166814">
            <text:p>0.98</text:p>
          </table:table-cell>
          <table:table-cell/>
          <table:table-cell table:formula="oooc:=[.I9]^[$globals.$C$17]*[$globals.$C$26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28]/[.$K9]" office:value-type="float" office:value="660">
            <text:p>66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4">
            <text:p>14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1.0015174071424">
            <text:p>1</text:p>
          </table:table-cell>
          <table:table-cell/>
          <table:table-cell table:formula="oooc:=[.I10]^[$globals.$C$17]*[$globals.$C$26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28]/[.$K10]" office:value-type="float" office:value="840">
            <text:p>8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1578947368421">
            <text:p>3.32</text:p>
          </table:table-cell>
          <table:table-cell/>
          <table:table-cell table:style-name="ce11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1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8">
            <text:p>3.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1578947368421">
            <text:p>3.32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6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28]/[.$K13]" office:value-type="float" office:value="228">
            <text:p>22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">
            <text:p>4.7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1578947368421">
            <text:p>3.32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88486659025736">
            <text:p>0.99</text:p>
          </table:table-cell>
          <table:table-cell/>
          <table:table-cell table:formula="oooc:=[.I14]^[$globals.$C$17]*[$globals.$C$26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28]/[.$K14]" office:value-type="float" office:value="282">
            <text:p>28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">
            <text:p>5.9</text:p>
          </table:table-cell>
          <table:table-cell table:formula="oooc:=CEILING(([.T15]-[.W15]/2);[.W15])" office:value-type="float" office:value="350">
            <text:p>350</text:p>
          </table:table-cell>
          <table:table-cell table:formula="oooc:=[.F14]" office:value-type="float" office:value="3.31578947368421">
            <text:p>3.32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0611742425245">
            <text:p>0.99</text:p>
          </table:table-cell>
          <table:table-cell/>
          <table:table-cell table:formula="oooc:=[.I15]^[$globals.$C$17]*[$globals.$C$26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28]/[.$K15]" office:value-type="float" office:value="354">
            <text:p>35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">
            <text:p>7.4</text:p>
          </table:table-cell>
          <table:table-cell table:formula="oooc:=CEILING(([.T16]-[.W16]/2);[.W16])" office:value-type="float" office:value="440">
            <text:p>440</text:p>
          </table:table-cell>
          <table:table-cell table:formula="oooc:=[.F15]" office:value-type="float" office:value="3.31578947368421">
            <text:p>3.32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1872199701903">
            <text:p>1.02</text:p>
          </table:table-cell>
          <table:table-cell/>
          <table:table-cell table:formula="oooc:=[.I16]^[$globals.$C$17]*[$globals.$C$26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28]/[.$K16]" office:value-type="float" office:value="444">
            <text:p>444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1578947368421">
            <text:p>3.32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798357088917">
            <text:p>1.01</text:p>
          </table:table-cell>
          <table:table-cell/>
          <table:table-cell table:formula="oooc:=[.I17]^[$globals.$C$17]*[$globals.$C$26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28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2">
            <text:p>12</text:p>
          </table:table-cell>
          <table:table-cell table:formula="oooc:=CEILING(([.T18]-[.W18]/2);[.W18])" office:value-type="float" office:value="720">
            <text:p>720</text:p>
          </table:table-cell>
          <table:table-cell table:formula="oooc:=[.F17]" office:value-type="float" office:value="3.31578947368421">
            <text:p>3.32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1.01637327549692">
            <text:p>1.02</text:p>
          </table:table-cell>
          <table:table-cell/>
          <table:table-cell table:formula="oooc:=[.I18]^[$globals.$C$17]*[$globals.$C$26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28]/[.$K18]" office:value-type="float" office:value="720">
            <text:p>7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1907894736842">
            <text:p>11.19</text:p>
          </table:table-cell>
          <table:table-cell/>
          <table:table-cell table:style-name="ce11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1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">
            <text:p>3.2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1.1907894736842">
            <text:p>11.1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6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28]/[.$K21]" office:value-type="float" office:value="192">
            <text:p>192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1">
            <text:p>4.1</text:p>
          </table:table-cell>
          <table:table-cell table:formula="oooc:=CEILING(([.T22]-[.W22]/2);[.W22])" office:value-type="float" office:value="250">
            <text:p>250</text:p>
          </table:table-cell>
          <table:table-cell table:formula="oooc:=[.F21]" office:value-type="float" office:value="11.1907894736842">
            <text:p>11.1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2376877636243">
            <text:p>1.02</text:p>
          </table:table-cell>
          <table:table-cell/>
          <table:table-cell table:formula="oooc:=[.I22]^[$globals.$C$17]*[$globals.$C$26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28]/[.$K22]" office:value-type="float" office:value="246">
            <text:p>24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1.1907894736842">
            <text:p>11.1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7]*[$globals.$C$26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28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4">
            <text:p>6.4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1.1907894736842">
            <text:p>11.1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243066369663">
            <text:p>1.01</text:p>
          </table:table-cell>
          <table:table-cell/>
          <table:table-cell table:formula="oooc:=[.I24]^[$globals.$C$17]*[$globals.$C$26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28]/[.$K24]" office:value-type="float" office:value="384">
            <text:p>384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">
            <text:p>8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1.1907894736842">
            <text:p>11.1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1864282297125">
            <text:p>0.99</text:p>
          </table:table-cell>
          <table:table-cell/>
          <table:table-cell table:formula="oooc:=[.I25]^[$globals.$C$17]*[$globals.$C$26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28]/[.$K25]" office:value-type="float" office:value="480">
            <text:p>4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">
            <text:p>10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1.1907894736842">
            <text:p>11.1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118484570035">
            <text:p>1.02</text:p>
          </table:table-cell>
          <table:table-cell/>
          <table:table-cell table:formula="oooc:=[.I26]^[$globals.$C$17]*[$globals.$C$26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28]/[.$K26]" office:value-type="float" office:value="600">
            <text:p>600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17.0706958073149">
            <text:p>17.07</text:p>
          </table:table-cell>
          <table:table-cell/>
          <table:table-cell table:style-name="ce11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1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9">
            <text:p>5.9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7.0706958073149">
            <text:p>17.07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6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28]/[.$K29]" office:value-type="float" office:value="354">
            <text:p>35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4">
            <text:p>7.4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7.0706958073149">
            <text:p>17.07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9280740459109">
            <text:p>1</text:p>
          </table:table-cell>
          <table:table-cell/>
          <table:table-cell table:formula="oooc:=[.I30]^[$globals.$C$17]*[$globals.$C$26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28]/[.$K30]" office:value-type="float" office:value="444">
            <text:p>44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">
            <text:p>9.2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7.0706958073149">
            <text:p>17.07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2523149380473">
            <text:p>0.99</text:p>
          </table:table-cell>
          <table:table-cell/>
          <table:table-cell table:formula="oooc:=[.I31]^[$globals.$C$17]*[$globals.$C$26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28]/[.$K31]" office:value-type="float" office:value="552">
            <text:p>55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2">
            <text:p>12</text:p>
          </table:table-cell>
          <table:table-cell table:formula="oooc:=CEILING(([.T32]-[.W32]/2);[.W32])" office:value-type="float" office:value="720">
            <text:p>720</text:p>
          </table:table-cell>
          <table:table-cell table:formula="oooc:=[.F31]" office:value-type="float" office:value="17.0706958073149">
            <text:p>17.07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1.03802247565279">
            <text:p>1.04</text:p>
          </table:table-cell>
          <table:table-cell/>
          <table:table-cell table:formula="oooc:=[.I32]^[$globals.$C$17]*[$globals.$C$26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28]/[.$K32]" office:value-type="float" office:value="720">
            <text:p>720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">
            <text:p>14</text:p>
          </table:table-cell>
          <table:table-cell table:formula="oooc:=CEILING(([.T33]-[.W33]/2);[.W33])" office:value-type="float" office:value="840">
            <text:p>840</text:p>
          </table:table-cell>
          <table:table-cell table:formula="oooc:=[.F32]" office:value-type="float" office:value="17.0706958073149">
            <text:p>17.07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46787236374294">
            <text:p>0.95</text:p>
          </table:table-cell>
          <table:table-cell/>
          <table:table-cell table:formula="oooc:=[.I33]^[$globals.$C$17]*[$globals.$C$26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28]/[.$K33]" office:value-type="float" office:value="840">
            <text:p>84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">
            <text:p>18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7.0706958073149">
            <text:p>17.07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136843714289">
            <text:p>1.01</text:p>
          </table:table-cell>
          <table:table-cell/>
          <table:table-cell table:formula="oooc:=[.I34]^[$globals.$C$17]*[$globals.$C$26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28]/[.$K34]" office:value-type="float" office:value="1080">
            <text:p>10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57.6135983496878">
            <text:p>57.61</text:p>
          </table:table-cell>
          <table:table-cell/>
          <table:table-cell table:style-name="ce11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1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8">
            <text:p>4.8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7.6135983496878">
            <text:p>57.61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6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28]/[.$K37]" office:value-type="float" office:value="288">
            <text:p>288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6">
            <text:p>6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7.6135983496878">
            <text:p>57.61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94940010609993">
            <text:p>0.99</text:p>
          </table:table-cell>
          <table:table-cell/>
          <table:table-cell table:formula="oooc:=[.I38]^[$globals.$C$17]*[$globals.$C$26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28]/[.$K38]" office:value-type="float" office:value="360">
            <text:p>360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5">
            <text:p>7.5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7.6135983496878">
            <text:p>57.61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4728932003263">
            <text:p>0.97</text:p>
          </table:table-cell>
          <table:table-cell/>
          <table:table-cell table:formula="oooc:=[.I39]^[$globals.$C$17]*[$globals.$C$26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28]/[.$K39]" office:value-type="float" office:value="450">
            <text:p>45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4">
            <text:p>9.4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7.6135983496878">
            <text:p>57.61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621907077188">
            <text:p>1.01</text:p>
          </table:table-cell>
          <table:table-cell/>
          <table:table-cell table:formula="oooc:=[.I40]^[$globals.$C$17]*[$globals.$C$26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28]/[.$K40]" office:value-type="float" office:value="564">
            <text:p>564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2">
            <text:p>12</text:p>
          </table:table-cell>
          <table:table-cell table:formula="oooc:=CEILING(([.T41]-[.W41]/2);[.W41])" office:value-type="float" office:value="720">
            <text:p>720</text:p>
          </table:table-cell>
          <table:table-cell table:formula="oooc:=[.F40]" office:value-type="float" office:value="57.6135983496878">
            <text:p>57.61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2361238751806">
            <text:p>1.02</text:p>
          </table:table-cell>
          <table:table-cell/>
          <table:table-cell table:formula="oooc:=[.I41]^[$globals.$C$17]*[$globals.$C$26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28]/[.$K41]" office:value-type="float" office:value="720">
            <text:p>72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5">
            <text:p>15</text:p>
          </table:table-cell>
          <table:table-cell table:formula="oooc:=CEILING(([.T42]-[.W42]/2);[.W42])" office:value-type="float" office:value="900">
            <text:p>900</text:p>
          </table:table-cell>
          <table:table-cell table:formula="oooc:=[.F41]" office:value-type="float" office:value="57.6135983496878">
            <text:p>57.61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1.01539339325884">
            <text:p>1.02</text:p>
          </table:table-cell>
          <table:table-cell/>
          <table:table-cell table:formula="oooc:=[.I42]^[$globals.$C$17]*[$globals.$C$26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28]/[.$K42]" office:value-type="float" office:value="900">
            <text:p>9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180.879901795531">
            <text:p>180.88</text:p>
          </table:table-cell>
          <table:table-cell/>
          <table:table-cell table:style-name="ce11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1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3">
            <text:p>4.3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80.879901795531">
            <text:p>180.88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6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28]/[.$K45]" office:value-type="float" office:value="258">
            <text:p>25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4">
            <text:p>5.4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80.879901795531">
            <text:p>180.88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9416709241325">
            <text:p>1</text:p>
          </table:table-cell>
          <table:table-cell/>
          <table:table-cell table:formula="oooc:=[.I46]^[$globals.$C$17]*[$globals.$C$26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28]/[.$K46]" office:value-type="float" office:value="324">
            <text:p>324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">
            <text:p>6.7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80.879901795531">
            <text:p>180.88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1866010537493">
            <text:p>0.99</text:p>
          </table:table-cell>
          <table:table-cell/>
          <table:table-cell table:formula="oooc:=[.I47]^[$globals.$C$17]*[$globals.$C$26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28]/[.$K47]" office:value-type="float" office:value="402">
            <text:p>402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">
            <text:p>8.4</text:p>
          </table:table-cell>
          <table:table-cell table:formula="oooc:=CEILING(([.T48]-[.W48]/2);[.W48])" office:value-type="float" office:value="500">
            <text:p>500</text:p>
          </table:table-cell>
          <table:table-cell table:formula="oooc:=[.F47]" office:value-type="float" office:value="180.879901795531">
            <text:p>180.88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0.997875955801284">
            <text:p>1</text:p>
          </table:table-cell>
          <table:table-cell/>
          <table:table-cell table:formula="oooc:=[.I48]^[$globals.$C$17]*[$globals.$C$26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28]/[.$K48]" office:value-type="float" office:value="504">
            <text:p>504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1">
            <text:p>11</text:p>
          </table:table-cell>
          <table:table-cell table:formula="oooc:=CEILING(([.T49]-[.W49]/2);[.W49])" office:value-type="float" office:value="660">
            <text:p>660</text:p>
          </table:table-cell>
          <table:table-cell table:formula="oooc:=[.F48]" office:value-type="float" office:value="180.879901795531">
            <text:p>180.88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5519295400173">
            <text:p>1.06</text:p>
          </table:table-cell>
          <table:table-cell/>
          <table:table-cell table:formula="oooc:=[.I49]^[$globals.$C$17]*[$globals.$C$26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28]/[.$K49]" office:value-type="float" office:value="660">
            <text:p>66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">
            <text:p>13</text:p>
          </table:table-cell>
          <table:table-cell table:formula="oooc:=CEILING(([.T50]-[.W50]/2);[.W50])" office:value-type="float" office:value="780">
            <text:p>780</text:p>
          </table:table-cell>
          <table:table-cell table:formula="oooc:=[.F49]" office:value-type="float" office:value="180.879901795531">
            <text:p>180.88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0698841669059">
            <text:p>1.01</text:p>
          </table:table-cell>
          <table:table-cell/>
          <table:table-cell table:formula="oooc:=[.I50]^[$globals.$C$17]*[$globals.$C$26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28]/[.$K50]" office:value-type="float" office:value="780">
            <text:p>78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556.91969763361">
            <text:p>556.92</text:p>
          </table:table-cell>
          <table:table-cell/>
          <table:table-cell table:style-name="ce11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1" office:value-type="float" office:value="0.65">
            <text:p>0.6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1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8">
            <text:p>3.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6.91969763361">
            <text:p>556.9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6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28]/[.$K53]" office:value-type="float" office:value="228">
            <text:p>22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">
            <text:p>4.7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6.91969763361">
            <text:p>556.9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2759667514325">
            <text:p>1.03</text:p>
          </table:table-cell>
          <table:table-cell/>
          <table:table-cell table:formula="oooc:=[.I54]^[$globals.$C$17]*[$globals.$C$26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28]/[.$K54]" office:value-type="float" office:value="282">
            <text:p>282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">
            <text:p>5.9</text:p>
          </table:table-cell>
          <table:table-cell table:formula="oooc:=CEILING(([.T55]-[.W55]/2);[.W55])" office:value-type="float" office:value="350">
            <text:p>350</text:p>
          </table:table-cell>
          <table:table-cell table:formula="oooc:=[.F54]" office:value-type="float" office:value="556.91969763361">
            <text:p>556.9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100613772341">
            <text:p>1.01</text:p>
          </table:table-cell>
          <table:table-cell/>
          <table:table-cell table:formula="oooc:=[.I55]^[$globals.$C$17]*[$globals.$C$26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28]/[.$K55]" office:value-type="float" office:value="354">
            <text:p>354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">
            <text:p>7.4</text:p>
          </table:table-cell>
          <table:table-cell table:formula="oooc:=CEILING(([.T56]-[.W56]/2);[.W56])" office:value-type="float" office:value="440">
            <text:p>440</text:p>
          </table:table-cell>
          <table:table-cell table:formula="oooc:=[.F55]" office:value-type="float" office:value="556.91969763361">
            <text:p>556.9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425096545736">
            <text:p>1</text:p>
          </table:table-cell>
          <table:table-cell/>
          <table:table-cell table:formula="oooc:=[.I56]^[$globals.$C$17]*[$globals.$C$26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28]/[.$K56]" office:value-type="float" office:value="444">
            <text:p>4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">
            <text:p>9.3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6.91969763361">
            <text:p>556.9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3665079572931">
            <text:p>0.99</text:p>
          </table:table-cell>
          <table:table-cell/>
          <table:table-cell table:formula="oooc:=[.I57]^[$globals.$C$17]*[$globals.$C$26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28]/[.$K57]" office:value-type="float" office:value="558">
            <text:p>55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2">
            <text:p>12</text:p>
          </table:table-cell>
          <table:table-cell table:formula="oooc:=CEILING(([.T58]-[.W58]/2);[.W58])" office:value-type="float" office:value="720">
            <text:p>720</text:p>
          </table:table-cell>
          <table:table-cell table:formula="oooc:=[.F57]" office:value-type="float" office:value="556.91969763361">
            <text:p>556.9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3533346131254">
            <text:p>1.04</text:p>
          </table:table-cell>
          <table:table-cell/>
          <table:table-cell table:formula="oooc:=[.I58]^[$globals.$C$17]*[$globals.$C$26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28]/[.$K58]" office:value-type="float" office:value="720">
            <text:p>7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39" table:default-cell-style-name="Default"/>
        <table:table-column table:style-name="co4" table:default-cell-style-name="Default"/>
        <table:table-column table:style-name="co40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6]*[$globals.$C$27]" office:value-type="float" office:value="50">
            <text:p>50</text:p>
          </table:table-cell>
          <table:table-cell table:number-columns-repeated="4"/>
          <table:table-cell table:style-name="ce11"/>
          <table:table-cell office:value-type="float" office:value="0">
            <text:p>0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3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6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28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3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6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28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3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6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28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3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6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28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3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6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28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3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6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28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11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">
            <text:p>2.1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3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6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28]/[.$K14]" office:value-type="float" office:value="126">
            <text:p>126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5">
            <text:p>3.5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3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6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28]/[.$K15]" office:value-type="float" office:value="210">
            <text:p>21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7">
            <text:p>5.7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3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6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28]/[.$K16]" office:value-type="float" office:value="342">
            <text:p>34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3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6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28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">
            <text:p>15</text:p>
          </table:table-cell>
          <table:table-cell table:formula="oooc:=CEILING(([.T18]-[.W18]/2);[.W18])" office:value-type="float" office:value="900">
            <text:p>9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3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6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28]/[.$K18]" office:value-type="float" office:value="900">
            <text:p>90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5">
            <text:p>25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3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6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28]/[.$K19]" office:value-type="float" office:value="1500">
            <text:p>150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"/>
          <table:table-cell/>
          <table:table-cell table:style-name="ce11" table:number-columns-repeated="3"/>
          <table:table-cell table:number-columns-repeated="12"/>
          <table:table-cell table:style-name="ce11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6]*[$globals.$C$27]" office:value-type="float" office:value="15102.3624272803">
            <text:p>15,102</text:p>
          </table:table-cell>
          <table:table-cell table:number-columns-repeated="4"/>
          <table:table-cell table:style-name="ce11"/>
          <table:table-cell table:formula="oooc:=[.I13]+[$globals.$C$15]" office:value-type="float" office:value="1.7">
            <text:p>1.7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3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6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28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3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6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28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3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6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28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3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6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28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3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6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28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3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6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28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6]*[$globals.$C$27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11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">
            <text:p>1.3</text:p>
          </table:table-cell>
          <table:table-cell table:formula="oooc:=CEILING(([.T32]-[.W32]/2);[.W32])" office:value-type="float" office:value="78">
            <text:p>78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3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6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28]/[.$K32]" office:value-type="float" office:value="78">
            <text:p>78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6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28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6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28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9">
            <text:p>5.9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3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6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28]/[.$K35]" office:value-type="float" office:value="354">
            <text:p>354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3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6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28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6">
            <text:p>16</text:p>
          </table:table-cell>
          <table:table-cell table:formula="oooc:=CEILING(([.T37]-[.W37]/2);[.W37])" office:value-type="float" office:value="960">
            <text:p>96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3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6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28]/[.$K37]" office:value-type="float" office:value="960">
            <text:p>960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6]*[$globals.$C$27]" office:value-type="float" office:value="4561627.01769853">
            <text:p>4,561,627</text:p>
          </table:table-cell>
          <table:table-cell table:number-columns-repeated="4"/>
          <table:table-cell table:style-name="ce11"/>
          <table:table-cell table:formula="oooc:=[.I31]+[$globals.$C$15]" office:value-type="float" office:value="3.4">
            <text:p>3.4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3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6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28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3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6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28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3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6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28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3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6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28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3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6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28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3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6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28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6]*[$globals.$C$27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11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3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6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28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4">
            <text:p>6.4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3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6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28]/[.$K51]" office:value-type="float" office:value="384">
            <text:p>384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">
            <text:p>10</text:p>
          </table:table-cell>
          <table:table-cell table:formula="oooc:=CEILING(([.T52]-[.W52]/2);[.W52])" office:value-type="float" office:value="600">
            <text:p>6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3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6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28]/[.$K52]" office:value-type="float" office:value="600">
            <text:p>6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">
            <text:p>17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3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6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28]/[.$K53]" office:value-type="float" office:value="1020">
            <text:p>1020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8">
            <text:p>28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3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6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28]/[.$K54]" office:value-type="float" office:value="1680">
            <text:p>1680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">
            <text:p>45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3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6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28]/[.$K55]" office:value-type="float" office:value="2700">
            <text:p>270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6]*[$globals.$C$27]" office:value-type="float" office:value="1377826889.58713">
            <text:p>1,377,826,890</text:p>
          </table:table-cell>
          <table:table-cell table:number-columns-repeated="4"/>
          <table:table-cell table:style-name="ce11"/>
          <table:table-cell table:formula="oooc:=[.I49]+[$globals.$C$15]" office:value-type="float" office:value="5.1">
            <text:p>5.1</text:p>
          </table:table-cell>
          <table:table-cell/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3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6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28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3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6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28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3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6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28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3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6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28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3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6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28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3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6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28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6]*[$globals.$C$27]" office:value-type="float" office:value="50">
            <text:p>50</text:p>
          </table:table-cell>
          <table:table-cell table:number-columns-repeated="4"/>
          <table:table-cell table:style-name="ce11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1" office:value-type="float" office:value="0.35">
            <text:p>0.35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4">
            <text:p>2.4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3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6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28]/[.$K5]" office:value-type="float" office:value="36">
            <text:p>36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9">
            <text:p>3.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3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6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28]/[.$K6]" office:value-type="float" office:value="58.5">
            <text:p>58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4">
            <text:p>6.4</text:p>
          </table:table-cell>
          <table:table-cell table:formula="oooc:=CEILING(([.T7]-[.W7]/2);[.W7])" office:value-type="float" office:value="96">
            <text:p>96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3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6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28]/[.$K7]" office:value-type="float" office:value="96">
            <text:p>96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150">
            <text:p>1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3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6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28]/[.$K8]" office:value-type="float" office:value="150">
            <text:p>150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7">
            <text:p>17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3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6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28]/[.$K9]" office:value-type="float" office:value="255">
            <text:p>255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8">
            <text:p>28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3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6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28]/[.$K10]" office:value-type="float" office:value="420">
            <text:p>420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17]*[$globals.$C$26]*[$globals.$C$27]" office:value-type="float" office:value="868.97532839777">
            <text:p>869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3">
            <text:p>2.3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3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6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28]/[.$K14]" office:value-type="float" office:value="138">
            <text:p>13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">
            <text:p>3.7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3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6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28]/[.$K15]" office:value-type="float" office:value="222">
            <text:p>2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1">
            <text:p>6.1</text:p>
          </table:table-cell>
          <table:table-cell table:formula="oooc:=CEILING(([.T16]-[.W16]/2);[.W16])" office:value-type="float" office:value="370">
            <text:p>37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3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6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28]/[.$K16]" office:value-type="float" office:value="366">
            <text:p>36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3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6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28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">
            <text:p>16</text:p>
          </table:table-cell>
          <table:table-cell table:formula="oooc:=CEILING(([.T18]-[.W18]/2);[.W18])" office:value-type="float" office:value="960">
            <text:p>96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3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6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28]/[.$K18]" office:value-type="float" office:value="960">
            <text:p>96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">
            <text:p>26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3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6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28]/[.$K19]" office:value-type="float" office:value="1560">
            <text:p>156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6]*[$globals.$C$27]" office:value-type="float" office:value="15102.3624272803">
            <text:p>15,102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3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6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28]/[.$K23]" office:value-type="float" office:value="150">
            <text:p>15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">
            <text:p>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3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6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28]/[.$K24]" office:value-type="float" office:value="240">
            <text:p>24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3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6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28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3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6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28]/[.$K26]" office:value-type="float" office:value="660">
            <text:p>6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8">
            <text:p>18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3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6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28]/[.$K27]" office:value-type="float" office:value="1080">
            <text:p>1080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9">
            <text:p>29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3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6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28]/[.$K28]" office:value-type="float" office:value="1740">
            <text:p>1740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6]*[$globals.$C$27]" office:value-type="float" office:value="262471.60699656">
            <text:p>262,472</text:p>
          </table:table-cell>
          <table:table-cell table:number-columns-repeated="4"/>
          <table:table-cell table:style-name="ce11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11" office:value-type="float" office:value="0.45">
            <text:p>0.45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1">
            <text:p>4.1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3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6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28]/[.$K32]" office:value-type="float" office:value="61.5">
            <text:p>61.5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7">
            <text:p>6.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3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6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28]/[.$K33]" office:value-type="float" office:value="100.5">
            <text:p>100.5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1">
            <text:p>11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3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6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28]/[.$K34]" office:value-type="float" office:value="165">
            <text:p>165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8">
            <text:p>18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3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6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28]/[.$K35]" office:value-type="float" office:value="270">
            <text:p>270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">
            <text:p>29</text:p>
          </table:table-cell>
          <table:table-cell table:formula="oooc:=CEILING(([.T36]-[.W36]/2);[.W36])" office:value-type="float" office:value="430">
            <text:p>43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3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6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28]/[.$K36]" office:value-type="float" office:value="435">
            <text:p>43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8">
            <text:p>48</text:p>
          </table:table-cell>
          <table:table-cell table:formula="oooc:=CEILING(([.T37]-[.W37]/2);[.W37])" office:value-type="float" office:value="720">
            <text:p>72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3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6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28]/[.$K37]" office:value-type="float" office:value="720">
            <text:p>720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6]*[$globals.$C$27]" office:value-type="float" office:value="4561627.01769853">
            <text:p>4,561,6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4">
            <text:p>1.4</text:p>
          </table:table-cell>
          <table:table-cell table:formula="oooc:=CEILING(([.T41]-[.W41]/2);[.W41])" office:value-type="float" office:value="84">
            <text:p>84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3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6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28]/[.$K41]" office:value-type="float" office:value="84">
            <text:p>84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">
            <text:p>2.2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3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6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28]/[.$K42]" office:value-type="float" office:value="132">
            <text:p>132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7">
            <text:p>3.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3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6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28]/[.$K43]" office:value-type="float" office:value="222">
            <text:p>22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3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6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28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">
            <text:p>9.8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3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6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28]/[.$K45]" office:value-type="float" office:value="588">
            <text:p>58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">
            <text:p>16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3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6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28]/[.$K46]" office:value-type="float" office:value="960">
            <text:p>96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6]*[$globals.$C$27]" office:value-type="float" office:value="79278826.7146544">
            <text:p>79,278,827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table:style-name="ce11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number-columns-repeated="12"/>
          <table:table-cell table:style-name="ce11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9">
            <text:p>1.9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3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6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28]/[.$K50]" office:value-type="float" office:value="114">
            <text:p>11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1">
            <text:p>3.1</text:p>
          </table:table-cell>
          <table:table-cell table:formula="oooc:=CEILING(([.T51]-[.W51]/2);[.W51])" office:value-type="float" office:value="190">
            <text:p>19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3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6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28]/[.$K51]" office:value-type="float" office:value="186">
            <text:p>186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3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6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28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2">
            <text:p>8.2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3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6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28]/[.$K53]" office:value-type="float" office:value="492">
            <text:p>492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">
            <text:p>13</text:p>
          </table:table-cell>
          <table:table-cell table:formula="oooc:=CEILING(([.T54]-[.W54]/2);[.W54])" office:value-type="float" office:value="780">
            <text:p>78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3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6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28]/[.$K54]" office:value-type="float" office:value="780">
            <text:p>78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2">
            <text:p>2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3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6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28]/[.$K55]" office:value-type="float" office:value="1320">
            <text:p>132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6]*[$globals.$C$27]" office:value-type="float" office:value="1377826889.58713">
            <text:p>1,377,826,890</text:p>
          </table:table-cell>
          <table:table-cell table:number-columns-repeated="4"/>
          <table:table-cell table:style-name="ce11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11" office:value-type="float" office:value="0.3">
            <text:p>0.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number-columns-repeated="12"/>
          <table:table-cell table:style-name="ce1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4">
            <text:p>1.4</text:p>
          </table:table-cell>
          <table:table-cell table:formula="oooc:=CEILING(([.T59]-[.W59]/2);[.W59])" office:value-type="float" office:value="21">
            <text:p>21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3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6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28]/[.$K59]" office:value-type="float" office:value="21">
            <text:p>21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">
            <text:p>2.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3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6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28]/[.$K60]" office:value-type="float" office:value="33">
            <text:p>3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">
            <text:p>3.6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3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6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28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">
            <text:p>5.9</text:p>
          </table:table-cell>
          <table:table-cell table:formula="oooc:=CEILING(([.T62]-[.W62]/2);[.W62])" office:value-type="float" office:value="88">
            <text:p>88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3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6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28]/[.$K62]" office:value-type="float" office:value="88.5">
            <text:p>88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3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6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28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6">
            <text:p>16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3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6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28]/[.$K64]" office:value-type="float" office:value="240">
            <text:p>240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9">07/19/2007</text:date>, <text:time>00:1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19T00:11:40</dc:date>
    <dc:language>en-US</dc:language>
    <meta:editing-cycles>128</meta:editing-cycles>
    <meta:editing-duration>P3DT0H43M47S</meta:editing-duration>
    <meta:user-defined meta:name="Info 1"/>
    <meta:user-defined meta:name="Info 2"/>
    <meta:user-defined meta:name="Info 3"/>
    <meta:user-defined meta:name="Info 4"/>
    <meta:document-statistic meta:table-count="11" meta:cell-count="6429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